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pecies</text:p>
          </table:table-cell>
          <table:table-cell table:style-name="ce3" office:value-type="string" calcext:value-type="string">
            <text:p>MGG_00680T0</text:p>
          </table:table-cell>
          <table:table-cell table:style-name="ce3" office:value-type="string" calcext:value-type="string">
            <text:p>MGG_00739T0</text:p>
          </table:table-cell>
          <table:table-cell table:style-name="ce3" office:value-type="string" calcext:value-type="string">
            <text:p>MGG_01676T0</text:p>
          </table:table-cell>
          <table:table-cell table:style-name="ce3" office:value-type="string" calcext:value-type="string">
            <text:p>MGG_01804T0</text:p>
          </table:table-cell>
          <table:table-cell table:style-name="ce3" office:value-type="string" calcext:value-type="string">
            <text:p>MGG_02741T0</text:p>
          </table:table-cell>
          <table:table-cell table:style-name="ce3" office:value-type="string" calcext:value-type="string">
            <text:p>MGG_03265T0</text:p>
          </table:table-cell>
          <table:table-cell table:style-name="ce3" office:value-type="string" calcext:value-type="string">
            <text:p>MGG_03704T0</text:p>
          </table:table-cell>
          <table:table-cell table:style-name="ce3" office:value-type="string" calcext:value-type="string">
            <text:p>MGG_05325T0</text:p>
          </table:table-cell>
          <table:table-cell table:style-name="ce3" office:value-type="string" calcext:value-type="string">
            <text:p>MGG_06313T0</text:p>
          </table:table-cell>
          <table:table-cell table:style-name="ce3" office:value-type="string" calcext:value-type="string">
            <text:p>MGG_06570T0</text:p>
          </table:table-cell>
          <table:table-cell table:style-name="ce3" office:value-type="string" calcext:value-type="string">
            <text:p>MGG_06881T0</text:p>
          </table:table-cell>
          <table:table-cell table:style-name="ce3" office:value-type="string" calcext:value-type="string">
            <text:p>MGG_07252T0</text:p>
          </table:table-cell>
          <table:table-cell table:style-name="ce3" office:value-type="string" calcext:value-type="string">
            <text:p>MGG_08573T0</text:p>
          </table:table-cell>
          <table:table-cell table:style-name="ce3" office:value-type="string" calcext:value-type="string">
            <text:p>MGG_08804T0</text:p>
          </table:table-cell>
          <table:table-cell table:style-name="ce3" office:value-type="string" calcext:value-type="string">
            <text:p>MGG_08829T0</text:p>
          </table:table-cell>
          <table:table-cell table:style-name="ce3" office:value-type="string" calcext:value-type="string">
            <text:p>MGG_09505T0</text:p>
          </table:table-cell>
          <table:table-cell table:style-name="ce3" office:value-type="string" calcext:value-type="string">
            <text:p>MGG_09536T0</text:p>
          </table:table-cell>
          <table:table-cell table:style-name="ce3" office:value-type="string" calcext:value-type="string">
            <text:p>MGG_09885T0</text:p>
          </table:table-cell>
          <table:table-cell table:style-name="ce3" office:value-type="string" calcext:value-type="string">
            <text:p>MGG_10195T0</text:p>
          </table:table-cell>
          <table:table-cell table:style-name="ce3" office:value-type="string" calcext:value-type="string">
            <text:p>MGG_10820T0</text:p>
          </table:table-cell>
          <table:table-cell table:style-name="ce3" office:value-type="string" calcext:value-type="string">
            <text:p>MGG_14293T0</text:p>
          </table:table-cell>
          <table:table-cell table:style-name="ce3" office:value-type="string" calcext:value-type="string">
            <text:p>YAL043C</text:p>
          </table:table-cell>
          <table:table-cell table:style-name="ce3" office:value-type="string" calcext:value-type="string">
            <text:p>YDR195W</text:p>
          </table:table-cell>
          <table:table-cell table:style-name="ce3" office:value-type="string" calcext:value-type="string">
            <text:p>YDR228C</text:p>
          </table:table-cell>
          <table:table-cell table:style-name="ce3" office:value-type="string" calcext:value-type="string">
            <text:p>YDR301W</text:p>
          </table:table-cell>
          <table:table-cell table:style-name="ce3" office:value-type="string" calcext:value-type="string">
            <text:p>YER133W</text:p>
          </table:table-cell>
          <table:table-cell table:style-name="ce3" office:value-type="string" calcext:value-type="string">
            <text:p>YGL044C</text:p>
          </table:table-cell>
          <table:table-cell table:style-name="ce3" office:value-type="string" calcext:value-type="string">
            <text:p>YJR093C</text:p>
          </table:table-cell>
          <table:table-cell table:style-name="ce3" office:value-type="string" calcext:value-type="string">
            <text:p>YKL059C</text:p>
          </table:table-cell>
          <table:table-cell table:style-name="ce3" office:value-type="string" calcext:value-type="string">
            <text:p>YKR002W</text:p>
          </table:table-cell>
          <table:table-cell table:style-name="ce3" office:value-type="string" calcext:value-type="string">
            <text:p>YLR115W</text:p>
          </table:table-cell>
          <table:table-cell table:style-name="ce3" office:value-type="string" calcext:value-type="string">
            <text:p>YLR277C</text:p>
          </table:table-cell>
          <table:table-cell table:style-name="ce3" office:value-type="string" calcext:value-type="string">
            <text:p>YMR061W</text:p>
          </table:table-cell>
          <table:table-cell table:style-name="ce3" office:value-type="string" calcext:value-type="string">
            <text:p>YNL222W</text:p>
          </table:table-cell>
          <table:table-cell table:style-name="ce3" office:value-type="string" calcext:value-type="string">
            <text:p>YNL317W</text:p>
          </table:table-cell>
          <table:table-cell table:style-name="ce3" office:value-type="string" calcext:value-type="string">
            <text:p>YOL123W</text:p>
          </table:table-cell>
          <table:table-cell table:style-name="ce3" office:value-type="string" calcext:value-type="string">
            <text:p>YOR250C</text:p>
          </table:table-cell>
          <table:table-cell table:style-name="ce3" office:value-type="string" calcext:value-type="string">
            <text:p>YPR107C</text:p>
          </table:table-cell>
        </table:table-row>
        <table:table-row table:style-name="ro1">
          <table:table-cell table:style-name="ce2" office:value-type="string" calcext:value-type="string">
            <text:p>Ashbya_gossypii</text:p>
          </table:table-cell>
          <table:table-cell table:style-name="ce4" office:value-type="float" office:value="9E-054" calcext:value-type="float">
            <text:p>9.00E-054</text:p>
          </table:table-cell>
          <table:table-cell table:style-name="ce4" office:value-type="float" office:value="5E-049" calcext:value-type="float">
            <text:p>5.00E-04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55" calcext:value-type="float">
            <text:p>2.00E-055</text:p>
          </table:table-cell>
          <table:table-cell table:style-name="ce4" office:value-type="float" office:value="2E-061" calcext:value-type="float">
            <text:p>2.00E-061</text:p>
          </table:table-cell>
          <table:table-cell table:style-name="ce4" office:value-type="float" office:value="7E-105" calcext:value-type="float">
            <text:p>7.00E-105</text:p>
          </table:table-cell>
          <table:table-cell table:style-name="ce4" office:value-type="float" office:value="2E-164" calcext:value-type="float">
            <text:p>2.00E-164</text:p>
          </table:table-cell>
          <table:table-cell table:style-name="ce4" office:value-type="float" office:value="1E-040" calcext:value-type="float">
            <text:p>1.00E-040</text:p>
          </table:table-cell>
          <table:table-cell table:style-name="ce4" office:value-type="float" office:value="7E-067" calcext:value-type="float">
            <text:p>7.00E-06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50" calcext:value-type="float">
            <text:p>6.00E-050</text:p>
          </table:table-cell>
          <table:table-cell table:style-name="ce4" office:value-type="float" office:value="8E-157" calcext:value-type="float">
            <text:p>8.00E-1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79" calcext:value-type="float">
            <text:p>5.00E-079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25" calcext:value-type="float">
            <text:p>2.00E-1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83" calcext:value-type="float">
            <text:p>3.00E-0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7E-126" calcext:value-type="float">
            <text:p>7.00E-126</text:p>
          </table:table-cell>
          <table:table-cell table:style-name="ce4" office:value-type="float" office:value="6E-098" calcext:value-type="float">
            <text:p>6.00E-098</text:p>
          </table:table-cell>
          <table:table-cell table:style-name="ce4" office:value-type="float" office:value="4E-043" calcext:value-type="float">
            <text:p>4.00E-043</text:p>
          </table:table-cell>
          <table:table-cell table:style-name="ce4" office:value-type="float" office:value="1E-159" calcext:value-type="float">
            <text:p>1.00E-15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E-120" calcext:value-type="float">
            <text:p>2.00E-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19" calcext:value-type="float">
            <text:p>2.00E-119</text:p>
          </table:table-cell>
          <table:table-cell table:style-name="ce4" office:value-type="float" office:value="3E-148" calcext:value-type="float">
            <text:p>3.00E-148</text:p>
          </table:table-cell>
          <table:table-cell table:style-name="ce4" office:value-type="float" office:value="9E-125" calcext:value-type="float">
            <text:p>9.00E-125</text:p>
          </table:table-cell>
        </table:table-row>
        <table:table-row table:style-name="ro1">
          <table:table-cell table:style-name="ce2" office:value-type="string" calcext:value-type="string">
            <text:p>Aspergillus_flavus</text:p>
          </table:table-cell>
          <table:table-cell table:style-name="ce4" office:value-type="float" office:value="5E-063" calcext:value-type="float">
            <text:p>5.00E-063</text:p>
          </table:table-cell>
          <table:table-cell table:style-name="ce4" office:value-type="float" office:value="2E-152" calcext:value-type="float">
            <text:p>2.00E-152</text:p>
          </table:table-cell>
          <table:table-cell table:style-name="ce4" office:value-type="float" office:value="9E-153" calcext:value-type="float">
            <text:p>9.00E-1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55" calcext:value-type="float">
            <text:p>2.00E-0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19" calcext:value-type="float">
            <text:p>2.00E-1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E-142" calcext:value-type="float">
            <text:p>2.00E-142</text:p>
          </table:table-cell>
          <table:table-cell table:style-name="ce4" office:value-type="float" office:value="8E-110" calcext:value-type="float">
            <text:p>8.00E-110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30" calcext:value-type="float">
            <text:p>3.00E-130</text:p>
          </table:table-cell>
          <table:table-cell table:style-name="ce4" office:value-type="float" office:value="5E-073" calcext:value-type="float">
            <text:p>5.00E-073</text:p>
          </table:table-cell>
          <table:table-cell table:style-name="ce4" office:value-type="float" office:value="1E-040" calcext:value-type="float">
            <text:p>1.00E-0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90" calcext:value-type="float">
            <text:p>6.00E-090</text:p>
          </table:table-cell>
          <table:table-cell table:style-name="ce4" office:value-type="float" office:value="8E-045" calcext:value-type="float">
            <text:p>8.00E-045</text:p>
          </table:table-cell>
          <table:table-cell table:style-name="ce4" office:value-type="float" office:value="6E-139" calcext:value-type="float">
            <text:p>6.00E-13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52" calcext:value-type="float">
            <text:p>5.00E-052</text:p>
          </table:table-cell>
          <table:table-cell table:style-name="ce4" office:value-type="float" office:value="4E-136" calcext:value-type="float">
            <text:p>4.00E-13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75" calcext:value-type="float">
            <text:p>5.00E-075</text:p>
          </table:table-cell>
          <table:table-cell table:style-name="ce4" office:value-type="float" office:value="1E-056" calcext:value-type="float">
            <text:p>1.00E-056</text:p>
          </table:table-cell>
          <table:table-cell table:style-name="ce4" office:value-type="float" office:value="5E-095" calcext:value-type="float">
            <text:p>5.00E-095</text:p>
          </table:table-cell>
          <table:table-cell table:style-name="ce4" office:value-type="float" office:value="1E-064" calcext:value-type="float">
            <text:p>1.00E-064</text:p>
          </table:table-cell>
          <table:table-cell table:style-name="ce4" office:value-type="float" office:value="3E-042" calcext:value-type="float">
            <text:p>3.00E-042</text:p>
          </table:table-cell>
          <table:table-cell table:style-name="ce4" office:value-type="float" office:value="6E-046" calcext:value-type="float">
            <text:p>6.00E-046</text:p>
          </table:table-cell>
        </table:table-row>
        <table:table-row table:style-name="ro1">
          <table:table-cell table:style-name="ce2" office:value-type="string" calcext:value-type="string">
            <text:p>Aspergillus_fumigatus</text:p>
          </table:table-cell>
          <table:table-cell table:style-name="ce4" office:value-type="float" office:value="1E-063" calcext:value-type="float">
            <text:p>1.00E-0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50" calcext:value-type="float">
            <text:p>7.00E-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48" calcext:value-type="float">
            <text:p>7.00E-0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18" calcext:value-type="float">
            <text:p>4.00E-1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2E-109" calcext:value-type="float">
            <text:p>2.00E-109</text:p>
          </table:table-cell>
          <table:table-cell table:style-name="ce4" office:value-type="float" office:value="3E-071" calcext:value-type="float">
            <text:p>3.00E-071</text:p>
          </table:table-cell>
          <table:table-cell table:style-name="ce4" office:value-type="float" office:value="4E-130" calcext:value-type="float">
            <text:p>4.00E-130</text:p>
          </table:table-cell>
          <table:table-cell table:style-name="ce4" office:value-type="float" office:value="3E-077" calcext:value-type="float">
            <text:p>3.00E-077</text:p>
          </table:table-cell>
          <table:table-cell table:style-name="ce4" office:value-type="float" office:value="4E-041" calcext:value-type="float">
            <text:p>4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62" calcext:value-type="float">
            <text:p>2.00E-162</text:p>
          </table:table-cell>
          <table:table-cell table:style-name="ce4" office:value-type="float" office:value="2E-060" calcext:value-type="float">
            <text:p>2.00E-060</text:p>
          </table:table-cell>
          <table:table-cell table:style-name="ce4" office:value-type="float" office:value="1E-136" calcext:value-type="float">
            <text:p>1.00E-136</text:p>
          </table:table-cell>
          <table:table-cell table:style-name="ce4" office:value-type="float" office:value="1E-135" calcext:value-type="float">
            <text:p>1.00E-13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97" calcext:value-type="float">
            <text:p>2.00E-097</text:p>
          </table:table-cell>
          <table:table-cell table:style-name="ce4" office:value-type="float" office:value="9E-135" calcext:value-type="float">
            <text:p>9.00E-13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2" calcext:value-type="float">
            <text:p>2.00E-082</text:p>
          </table:table-cell>
          <table:table-cell table:style-name="ce4" office:value-type="float" office:value="1E-178" calcext:value-type="float">
            <text:p>1.00E-17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79" calcext:value-type="float">
            <text:p>1.00E-079</text:p>
          </table:table-cell>
          <table:table-cell table:style-name="ce4" office:value-type="float" office:value="7E-058" calcext:value-type="float">
            <text:p>7.00E-058</text:p>
          </table:table-cell>
          <table:table-cell table:style-name="ce4" office:value-type="float" office:value="1E-093" calcext:value-type="float">
            <text:p>1.00E-093</text:p>
          </table:table-cell>
          <table:table-cell table:style-name="ce4" office:value-type="float" office:value="7E-063" calcext:value-type="float">
            <text:p>7.00E-063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6" calcext:value-type="float">
            <text:p>2.00E-046</text:p>
          </table:table-cell>
        </table:table-row>
        <table:table-row table:style-name="ro1">
          <table:table-cell table:style-name="ce2" office:value-type="string" calcext:value-type="string">
            <text:p>Aspergillus_nidulans</text:p>
          </table:table-cell>
          <table:table-cell table:style-name="ce4" office:value-type="float" office:value="1E-064" calcext:value-type="float">
            <text:p>1.00E-06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28" calcext:value-type="float">
            <text:p>1.00E-1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53" calcext:value-type="float">
            <text:p>5.00E-0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08" calcext:value-type="float">
            <text:p>3.00E-1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17" calcext:value-type="float">
            <text:p>3.00E-117</text:p>
          </table:table-cell>
          <table:table-cell table:style-name="ce4" office:value-type="float" office:value="3E-070" calcext:value-type="float">
            <text:p>3.00E-070</text:p>
          </table:table-cell>
          <table:table-cell table:style-name="ce4" office:value-type="float" office:value="1E-140" calcext:value-type="float">
            <text:p>1.00E-140</text:p>
          </table:table-cell>
          <table:table-cell table:style-name="ce4" office:value-type="float" office:value="2E-077" calcext:value-type="float">
            <text:p>2.00E-077</text:p>
          </table:table-cell>
          <table:table-cell table:style-name="ce4" office:value-type="float" office:value="3E-041" calcext:value-type="float">
            <text:p>3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70" calcext:value-type="float">
            <text:p>3.00E-170</text:p>
          </table:table-cell>
          <table:table-cell table:style-name="ce4" office:value-type="float" office:value="1E-054" calcext:value-type="float">
            <text:p>1.00E-054</text:p>
          </table:table-cell>
          <table:table-cell table:style-name="ce4" office:value-type="float" office:value="5E-144" calcext:value-type="float">
            <text:p>5.00E-1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85" calcext:value-type="float">
            <text:p>1.00E-085</text:p>
          </table:table-cell>
          <table:table-cell table:style-name="ce4" office:value-type="float" office:value="6E-141" calcext:value-type="float">
            <text:p>6.00E-14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8E-084" calcext:value-type="float">
            <text:p>8.00E-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073" calcext:value-type="float">
            <text:p>8.00E-073</text:p>
          </table:table-cell>
          <table:table-cell table:style-name="ce4" office:value-type="float" office:value="2E-061" calcext:value-type="float">
            <text:p>2.00E-061</text:p>
          </table:table-cell>
          <table:table-cell table:style-name="ce4" office:value-type="float" office:value="3E-082" calcext:value-type="float">
            <text:p>3.00E-082</text:p>
          </table:table-cell>
          <table:table-cell table:style-name="ce4" office:value-type="float" office:value="2E-067" calcext:value-type="float">
            <text:p>2.00E-067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46" calcext:value-type="float">
            <text:p>9.00E-046</text:p>
          </table:table-cell>
        </table:table-row>
        <table:table-row table:style-name="ro1">
          <table:table-cell table:style-name="ce2" office:value-type="string" calcext:value-type="string">
            <text:p>Aspergillus_niger</text:p>
          </table:table-cell>
          <table:table-cell table:style-name="ce4" office:value-type="float" office:value="1E-060" calcext:value-type="float">
            <text:p>1.00E-0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51" calcext:value-type="float">
            <text:p>3.00E-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51" calcext:value-type="float">
            <text:p>2.00E-0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14" calcext:value-type="float">
            <text:p>1.00E-114</text:p>
          </table:table-cell>
          <table:table-cell table:style-name="ce4" office:value-type="float" office:value="1E-137" calcext:value-type="float">
            <text:p>1.00E-137</text:p>
          </table:table-cell>
          <table:table-cell table:style-name="ce4" office:value-type="float" office:value="1E-116" calcext:value-type="float">
            <text:p>1.00E-11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06" calcext:value-type="float">
            <text:p>3.00E-106</text:p>
          </table:table-cell>
          <table:table-cell table:style-name="ce4" office:value-type="float" office:value="1E-073" calcext:value-type="float">
            <text:p>1.00E-073</text:p>
          </table:table-cell>
          <table:table-cell table:style-name="ce4" office:value-type="float" office:value="2E-133" calcext:value-type="float">
            <text:p>2.00E-133</text:p>
          </table:table-cell>
          <table:table-cell table:style-name="ce4" office:value-type="float" office:value="2E-082" calcext:value-type="float">
            <text:p>2.00E-082</text:p>
          </table:table-cell>
          <table:table-cell table:style-name="ce4" office:value-type="float" office:value="5E-043" calcext:value-type="float">
            <text:p>5.00E-04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163" calcext:value-type="float">
            <text:p>6.00E-163</text:p>
          </table:table-cell>
          <table:table-cell table:style-name="ce4" office:value-type="float" office:value="2E-064" calcext:value-type="float">
            <text:p>2.00E-064</text:p>
          </table:table-cell>
          <table:table-cell table:style-name="ce4" office:value-type="float" office:value="1E-136" calcext:value-type="float">
            <text:p>1.00E-13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3E-085" calcext:value-type="float">
            <text:p>3.00E-085</text:p>
          </table:table-cell>
          <table:table-cell table:style-name="ce4" office:value-type="float" office:value="1E-128" calcext:value-type="float">
            <text:p>1.00E-12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78" calcext:value-type="float">
            <text:p>3.00E-078</text:p>
          </table:table-cell>
          <table:table-cell table:style-name="ce4" office:value-type="float" office:value="1E-093" calcext:value-type="float">
            <text:p>1.00E-093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73" calcext:value-type="float">
            <text:p>3.00E-073</text:p>
          </table:table-cell>
          <table:table-cell table:style-name="ce4" office:value-type="float" office:value="6E-061" calcext:value-type="float">
            <text:p>6.00E-061</text:p>
          </table:table-cell>
          <table:table-cell table:style-name="ce4" office:value-type="float" office:value="2E-081" calcext:value-type="float">
            <text:p>2.00E-081</text:p>
          </table:table-cell>
          <table:table-cell table:style-name="ce4" office:value-type="float" office:value="8E-064" calcext:value-type="float">
            <text:p>8.00E-064</text:p>
          </table:table-cell>
          <table:table-cell table:style-name="ce4" office:value-type="float" office:value="9E-050" calcext:value-type="float">
            <text:p>9.00E-050</text:p>
          </table:table-cell>
          <table:table-cell table:style-name="ce4" office:value-type="float" office:value="5E-048" calcext:value-type="float">
            <text:p>5.00E-048</text:p>
          </table:table-cell>
        </table:table-row>
        <table:table-row table:style-name="ro1">
          <table:table-cell table:style-name="ce2" office:value-type="string" calcext:value-type="string">
            <text:p>Aspergillus_terreus</text:p>
          </table:table-cell>
          <table:table-cell table:style-name="ce4" office:value-type="float" office:value="2E-066" calcext:value-type="float">
            <text:p>2.00E-0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94" calcext:value-type="float">
            <text:p>1.00E-0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E-059" calcext:value-type="float">
            <text:p>9.00E-0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88" calcext:value-type="float">
            <text:p>1.00E-0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2E-101" calcext:value-type="float">
            <text:p>2.00E-101</text:p>
          </table:table-cell>
          <table:table-cell table:style-name="ce4" office:value-type="float" office:value="2E-047" calcext:value-type="float">
            <text:p>2.00E-047</text:p>
          </table:table-cell>
          <table:table-cell table:style-name="ce4" office:value-type="float" office:value="1E-142" calcext:value-type="float">
            <text:p>1.00E-142</text:p>
          </table:table-cell>
          <table:table-cell table:style-name="ce4" office:value-type="float" office:value="1E-081" calcext:value-type="float">
            <text:p>1.00E-081</text:p>
          </table:table-cell>
          <table:table-cell table:style-name="ce4" office:value-type="float" office:value="3E-042" calcext:value-type="float">
            <text:p>3.00E-0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75" calcext:value-type="float">
            <text:p>2.00E-175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138" calcext:value-type="float">
            <text:p>9.00E-138</text:p>
          </table:table-cell>
          <table:table-cell table:style-name="ce4" office:value-type="float" office:value="8E-050" calcext:value-type="float">
            <text:p>8.00E-05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2E-136" calcext:value-type="float">
            <text:p>2.00E-13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3" calcext:value-type="float">
            <text:p>2.00E-083</text:p>
          </table:table-cell>
          <table:table-cell table:style-name="ce4" office:value-type="float" office:value="2E-178" calcext:value-type="float">
            <text:p>2.00E-17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73" calcext:value-type="float">
            <text:p>3.00E-073</text:p>
          </table:table-cell>
          <table:table-cell table:style-name="ce4" office:value-type="float" office:value="4E-046" calcext:value-type="float">
            <text:p>4.00E-046</text:p>
          </table:table-cell>
          <table:table-cell table:style-name="ce4" office:value-type="float" office:value="4E-093" calcext:value-type="float">
            <text:p>4.00E-093</text:p>
          </table:table-cell>
          <table:table-cell table:style-name="ce4" office:value-type="float" office:value="1E-057" calcext:value-type="float">
            <text:p>1.00E-057</text:p>
          </table:table-cell>
          <table:table-cell table:style-name="ce4" office:value-type="float" office:value="7E-042" calcext:value-type="float">
            <text:p>7.00E-042</text:p>
          </table:table-cell>
          <table:table-cell table:style-name="ce4" office:value-type="float" office:value="8E-046" calcext:value-type="float">
            <text:p>8.00E-046</text:p>
          </table:table-cell>
        </table:table-row>
        <table:table-row table:style-name="ro1">
          <table:table-cell table:style-name="ce2" office:value-type="string" calcext:value-type="string">
            <text:p>Blumeria_graminis</text:p>
          </table:table-cell>
          <table:table-cell table:style-name="ce4" office:value-type="float" office:value="2E-069" calcext:value-type="float">
            <text:p>2.00E-0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0" calcext:value-type="float">
            <text:p>2.00E-0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68" calcext:value-type="float">
            <text:p>1.00E-0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139" calcext:value-type="float">
            <text:p>5.00E-13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25" calcext:value-type="float">
            <text:p>3.00E-125</text:p>
          </table:table-cell>
          <table:table-cell table:style-name="ce4" office:value-type="float" office:value="3E-066" calcext:value-type="float">
            <text:p>3.00E-066</text:p>
          </table:table-cell>
          <table:table-cell table:style-name="ce4" office:value-type="float" office:value="9E-074" calcext:value-type="float">
            <text:p>9.00E-074</text:p>
          </table:table-cell>
          <table:table-cell table:style-name="ce4" office:value-type="float" office:value="1E-112" calcext:value-type="float">
            <text:p>1.00E-1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4E-100" calcext:value-type="float">
            <text:p>4.00E-100</text:p>
          </table:table-cell>
          <table:table-cell table:style-name="ce4" office:value-type="float" office:value="3E-050" calcext:value-type="float">
            <text:p>3.00E-0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61" calcext:value-type="float">
            <text:p>4.00E-06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95" calcext:value-type="float">
            <text:p>3.00E-095</text:p>
          </table:table-cell>
          <table:table-cell table:style-name="ce4" office:value-type="float" office:value="3E-050" calcext:value-type="float">
            <text:p>3.00E-05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77" calcext:value-type="float">
            <text:p>1.00E-077</text:p>
          </table:table-cell>
          <table:table-cell table:style-name="ce4" office:value-type="float" office:value="6E-162" calcext:value-type="float">
            <text:p>6.00E-16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1" calcext:value-type="float">
            <text:p>2.00E-061</text:p>
          </table:table-cell>
          <table:table-cell table:style-name="ce4" office:value-type="float" office:value="9E-056" calcext:value-type="float">
            <text:p>9.00E-056</text:p>
          </table:table-cell>
          <table:table-cell table:style-name="ce4" office:value-type="float" office:value="1E-107" calcext:value-type="float">
            <text:p>1.00E-107</text:p>
          </table:table-cell>
          <table:table-cell table:style-name="ce4" office:value-type="float" office:value="3E-057" calcext:value-type="float">
            <text:p>3.00E-057</text:p>
          </table:table-cell>
          <table:table-cell table:style-name="ce4" office:value-type="float" office:value="5E-049" calcext:value-type="float">
            <text:p>5.00E-049</text:p>
          </table:table-cell>
          <table:table-cell table:style-name="ce4" office:value-type="float" office:value="4E-051" calcext:value-type="float">
            <text:p>4.00E-051</text:p>
          </table:table-cell>
        </table:table-row>
        <table:table-row table:style-name="ro1">
          <table:table-cell table:style-name="ce2" office:value-type="string" calcext:value-type="string">
            <text:p>Botryotinia_fuckeliana</text:p>
          </table:table-cell>
          <table:table-cell table:style-name="ce4" office:value-type="float" office:value="3E-070" calcext:value-type="float">
            <text:p>3.00E-07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62" calcext:value-type="float">
            <text:p>7.00E-1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1" calcext:value-type="float">
            <text:p>2.00E-0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40" calcext:value-type="float">
            <text:p>3.00E-1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E-108" calcext:value-type="float">
            <text:p>1.00E-108</text:p>
          </table:table-cell>
          <table:table-cell table:style-name="ce4" office:value-type="float" office:value="4E-075" calcext:value-type="float">
            <text:p>4.00E-075</text:p>
          </table:table-cell>
          <table:table-cell table:style-name="ce4" office:value-type="float" office:value="1E-163" calcext:value-type="float">
            <text:p>1.00E-163</text:p>
          </table:table-cell>
          <table:table-cell table:style-name="ce4" office:value-type="float" office:value="2E-117" calcext:value-type="float">
            <text:p>2.00E-117</text:p>
          </table:table-cell>
          <table:table-cell table:style-name="ce4" office:value-type="float" office:value="6E-041" calcext:value-type="float">
            <text:p>6.00E-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58" calcext:value-type="float">
            <text:p>1.00E-0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45" calcext:value-type="float">
            <text:p>2.00E-04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90" calcext:value-type="float">
            <text:p>1.00E-090</text:p>
          </table:table-cell>
          <table:table-cell table:style-name="ce4" office:value-type="float" office:value="4E-059" calcext:value-type="float">
            <text:p>4.00E-05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85" calcext:value-type="float">
            <text:p>4.00E-085</text:p>
          </table:table-cell>
          <table:table-cell table:style-name="ce4" office:value-type="float" office:value="2E-178" calcext:value-type="float">
            <text:p>2.00E-17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45" calcext:value-type="float">
            <text:p>2.00E-045</text:p>
          </table:table-cell>
          <table:table-cell table:style-name="ce4" office:value-type="float" office:value="1E-061" calcext:value-type="float">
            <text:p>1.00E-061</text:p>
          </table:table-cell>
          <table:table-cell table:style-name="ce4" office:value-type="float" office:value="2E-110" calcext:value-type="float">
            <text:p>2.00E-110</text:p>
          </table:table-cell>
          <table:table-cell table:style-name="ce4" office:value-type="float" office:value="2E-056" calcext:value-type="float">
            <text:p>2.00E-056</text:p>
          </table:table-cell>
          <table:table-cell table:style-name="ce4" office:value-type="float" office:value="2E-054" calcext:value-type="float">
            <text:p>2.00E-054</text:p>
          </table:table-cell>
          <table:table-cell table:style-name="ce4" office:value-type="float" office:value="1E-047" calcext:value-type="float">
            <text:p>1.00E-047</text:p>
          </table:table-cell>
        </table:table-row>
        <table:table-row table:style-name="ro1">
          <table:table-cell table:style-name="ce2" office:value-type="string" calcext:value-type="string">
            <text:p>Gaeumannomyces_graminis</text:p>
          </table:table-cell>
          <table:table-cell table:style-name="ce4" office:value-type="float" office:value="2E-119" calcext:value-type="float">
            <text:p>2.00E-1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084" calcext:value-type="float">
            <text:p>3.00E-0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54" calcext:value-type="float">
            <text:p>3.00E-15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54" calcext:value-type="float">
            <text:p>3.00E-154</text:p>
          </table:table-cell>
          <table:table-cell table:style-name="ce4" office:value-type="float" office:value="3E-090" calcext:value-type="float">
            <text:p>3.00E-090</text:p>
          </table:table-cell>
          <table:table-cell table:style-name="ce4" office:value-type="float" office:value="2E-134" calcext:value-type="float">
            <text:p>2.00E-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43" calcext:value-type="float">
            <text:p>1.00E-0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E-052" calcext:value-type="float">
            <text:p>1.00E-052</text:p>
          </table:table-cell>
          <table:table-cell table:style-name="ce4" office:value-type="float" office:value="6E-138" calcext:value-type="float">
            <text:p>6.00E-1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74" calcext:value-type="float">
            <text:p>4.00E-07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69" calcext:value-type="float">
            <text:p>1.00E-069</text:p>
          </table:table-cell>
          <table:table-cell table:style-name="ce4" office:value-type="float" office:value="1E-132" calcext:value-type="float">
            <text:p>1.00E-13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85" calcext:value-type="float">
            <text:p>6.00E-085</text:p>
          </table:table-cell>
          <table:table-cell table:style-name="ce4" office:value-type="float" office:value="2E-152" calcext:value-type="float">
            <text:p>2.00E-15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0" calcext:value-type="float">
            <text:p>2.00E-060</text:p>
          </table:table-cell>
          <table:table-cell table:style-name="ce4" office:value-type="float" office:value="6E-060" calcext:value-type="float">
            <text:p>6.00E-060</text:p>
          </table:table-cell>
          <table:table-cell table:style-name="ce4" office:value-type="float" office:value="3E-100" calcext:value-type="float">
            <text:p>3.00E-100</text:p>
          </table:table-cell>
          <table:table-cell table:style-name="ce4" office:value-type="float" office:value="4E-061" calcext:value-type="float">
            <text:p>4.00E-06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49" calcext:value-type="float">
            <text:p>1.00E-049</text:p>
          </table:table-cell>
        </table:table-row>
        <table:table-row table:style-name="ro1">
          <table:table-cell table:style-name="ce2" office:value-type="string" calcext:value-type="string">
            <text:p>Gibberella_moniliformis</text:p>
          </table:table-cell>
          <table:table-cell table:style-name="ce4" office:value-type="float" office:value="2E-091" calcext:value-type="float">
            <text:p>2.00E-0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75" calcext:value-type="float">
            <text:p>2.00E-1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55" calcext:value-type="float">
            <text:p>4.00E-0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44" calcext:value-type="float">
            <text:p>3.00E-1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25" calcext:value-type="float">
            <text:p>3.00E-125</text:p>
          </table:table-cell>
          <table:table-cell table:style-name="ce4" office:value-type="float" office:value="6E-073" calcext:value-type="float">
            <text:p>6.00E-073</text:p>
          </table:table-cell>
          <table:table-cell table:style-name="ce4" office:value-type="float" office:value="5E-118" calcext:value-type="float">
            <text:p>5.00E-118</text:p>
          </table:table-cell>
          <table:table-cell table:style-name="ce4" office:value-type="float" office:value="2E-155" calcext:value-type="float">
            <text:p>2.00E-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03" calcext:value-type="float">
            <text:p>4.00E-103</text:p>
          </table:table-cell>
          <table:table-cell table:style-name="ce4" office:value-type="float" office:value="1E-142" calcext:value-type="float">
            <text:p>1.00E-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43" calcext:value-type="float">
            <text:p>7.00E-04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87" calcext:value-type="float">
            <text:p>1.00E-087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6" calcext:value-type="float">
            <text:p>2.00E-086</text:p>
          </table:table-cell>
          <table:table-cell table:style-name="ce4" office:value-type="float" office:value="4E-162" calcext:value-type="float">
            <text:p>4.00E-162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59" calcext:value-type="float">
            <text:p>2.00E-159</text:p>
          </table:table-cell>
          <table:table-cell table:style-name="ce4" office:value-type="float" office:value="1E-057" calcext:value-type="float">
            <text:p>1.00E-057</text:p>
          </table:table-cell>
          <table:table-cell table:style-name="ce4" office:value-type="float" office:value="2E-060" calcext:value-type="float">
            <text:p>2.00E-060</text:p>
          </table:table-cell>
          <table:table-cell table:style-name="ce4" office:value-type="float" office:value="9E-107" calcext:value-type="float">
            <text:p>9.00E-107</text:p>
          </table:table-cell>
          <table:table-cell table:style-name="ce4" office:value-type="float" office:value="9E-067" calcext:value-type="float">
            <text:p>9.00E-067</text:p>
          </table:table-cell>
          <table:table-cell table:style-name="ce4" office:value-type="float" office:value="3E-055" calcext:value-type="float">
            <text:p>3.00E-055</text:p>
          </table:table-cell>
          <table:table-cell table:style-name="ce4" office:value-type="float" office:value="2E-056" calcext:value-type="float">
            <text:p>2.00E-056</text:p>
          </table:table-cell>
        </table:table-row>
        <table:table-row table:style-name="ro1">
          <table:table-cell table:style-name="ce2" office:value-type="string" calcext:value-type="string">
            <text:p>Gibberella_zeae</text:p>
          </table:table-cell>
          <table:table-cell table:style-name="ce4" office:value-type="float" office:value="6E-094" calcext:value-type="float">
            <text:p>6.00E-0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73" calcext:value-type="float">
            <text:p>2.00E-1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61" calcext:value-type="float">
            <text:p>3.00E-0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46" calcext:value-type="float">
            <text:p>7.00E-1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2E-122" calcext:value-type="float">
            <text:p>2.00E-122</text:p>
          </table:table-cell>
          <table:table-cell table:style-name="ce4" office:value-type="float" office:value="4E-071" calcext:value-type="float">
            <text:p>4.00E-071</text:p>
          </table:table-cell>
          <table:table-cell table:style-name="ce4" office:value-type="float" office:value="2E-155" calcext:value-type="float">
            <text:p>2.00E-155</text:p>
          </table:table-cell>
          <table:table-cell table:style-name="ce4" office:value-type="float" office:value="8E-156" calcext:value-type="float">
            <text:p>8.00E-156</text:p>
          </table:table-cell>
          <table:table-cell table:style-name="ce4" office:value-type="float" office:value="1E-041" calcext:value-type="float">
            <text:p>1.00E-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08" calcext:value-type="float">
            <text:p>4.00E-108</text:p>
          </table:table-cell>
          <table:table-cell table:style-name="ce4" office:value-type="float" office:value="8E-041" calcext:value-type="float">
            <text:p>8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46" calcext:value-type="float">
            <text:p>4.00E-04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90" calcext:value-type="float">
            <text:p>1.00E-090</text:p>
          </table:table-cell>
          <table:table-cell table:style-name="ce4" office:value-type="float" office:value="1E-139" calcext:value-type="float">
            <text:p>1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90" calcext:value-type="float">
            <text:p>2.00E-090</text:p>
          </table:table-cell>
          <table:table-cell table:style-name="ce4" office:value-type="float" office:value="4E-172" calcext:value-type="float">
            <text:p>4.00E-17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57" calcext:value-type="float">
            <text:p>2.00E-057</text:p>
          </table:table-cell>
          <table:table-cell table:style-name="ce4" office:value-type="float" office:value="2E-061" calcext:value-type="float">
            <text:p>2.00E-061</text:p>
          </table:table-cell>
          <table:table-cell table:style-name="ce4" office:value-type="float" office:value="2E-106" calcext:value-type="float">
            <text:p>2.00E-106</text:p>
          </table:table-cell>
          <table:table-cell table:style-name="ce4" office:value-type="float" office:value="4E-067" calcext:value-type="float">
            <text:p>4.00E-067</text:p>
          </table:table-cell>
          <table:table-cell table:style-name="ce4" office:value-type="float" office:value="1E-052" calcext:value-type="float">
            <text:p>1.00E-052</text:p>
          </table:table-cell>
          <table:table-cell table:style-name="ce4" office:value-type="float" office:value="5E-057" calcext:value-type="float">
            <text:p>5.00E-057</text:p>
          </table:table-cell>
        </table:table-row>
        <table:table-row table:style-name="ro1">
          <table:table-cell table:style-name="ce2" office:value-type="string" calcext:value-type="string">
            <text:p>Glomerella_graminicola</text:p>
          </table:table-cell>
          <table:table-cell table:style-name="ce4" office:value-type="float" office:value="1E-085" calcext:value-type="float">
            <text:p>1.00E-08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77" calcext:value-type="float">
            <text:p>4.00E-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71" calcext:value-type="float">
            <text:p>6.00E-0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129" calcext:value-type="float">
            <text:p>6.00E-12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28" calcext:value-type="float">
            <text:p>3.00E-128</text:p>
          </table:table-cell>
          <table:table-cell table:style-name="ce4" office:value-type="float" office:value="2E-077" calcext:value-type="float">
            <text:p>2.00E-0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52" calcext:value-type="float">
            <text:p>4.00E-152</text:p>
          </table:table-cell>
          <table:table-cell table:style-name="ce4" office:value-type="float" office:value="3E-086" calcext:value-type="float">
            <text:p>3.00E-0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8E-115" calcext:value-type="float">
            <text:p>8.00E-115</text:p>
          </table:table-cell>
          <table:table-cell table:style-name="ce4" office:value-type="float" office:value="2E-142" calcext:value-type="float">
            <text:p>2.00E-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59" calcext:value-type="float">
            <text:p>2.00E-05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76" calcext:value-type="float">
            <text:p>2.00E-076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82" calcext:value-type="float">
            <text:p>3.00E-082</text:p>
          </table:table-cell>
          <table:table-cell table:style-name="ce4" office:value-type="float" office:value="2E-164" calcext:value-type="float">
            <text:p>2.00E-16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51" calcext:value-type="float">
            <text:p>1.00E-051</text:p>
          </table:table-cell>
          <table:table-cell table:style-name="ce4" office:value-type="float" office:value="8E-058" calcext:value-type="float">
            <text:p>8.00E-058</text:p>
          </table:table-cell>
          <table:table-cell table:style-name="ce4" office:value-type="float" office:value="6E-110" calcext:value-type="float">
            <text:p>6.00E-110</text:p>
          </table:table-cell>
          <table:table-cell table:style-name="ce4" office:value-type="float" office:value="4E-067" calcext:value-type="float">
            <text:p>4.00E-067</text:p>
          </table:table-cell>
          <table:table-cell table:style-name="ce4" office:value-type="float" office:value="1E-059" calcext:value-type="float">
            <text:p>1.00E-059</text:p>
          </table:table-cell>
          <table:table-cell table:style-name="ce4" office:value-type="float" office:value="3E-052" calcext:value-type="float">
            <text:p>3.00E-052</text:p>
          </table:table-cell>
        </table:table-row>
        <table:table-row table:style-name="ro1">
          <table:table-cell table:style-name="ce2" office:value-type="string" calcext:value-type="string">
            <text:p>Leptosphaeria_maculans</text:p>
          </table:table-cell>
          <table:table-cell table:style-name="ce4" office:value-type="float" office:value="2E-068" calcext:value-type="float">
            <text:p>2.00E-0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160" calcext:value-type="float">
            <text:p>5.00E-1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45" calcext:value-type="float">
            <text:p>7.00E-0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22" calcext:value-type="float">
            <text:p>2.00E-1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48" calcext:value-type="float">
            <text:p>4.00E-1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97" calcext:value-type="float">
            <text:p>2.00E-097</text:p>
          </table:table-cell>
          <table:table-cell table:style-name="ce4" office:value-type="float" office:value="5E-048" calcext:value-type="float">
            <text:p>5.00E-048</text:p>
          </table:table-cell>
          <table:table-cell table:style-name="ce4" office:value-type="float" office:value="6E-101" calcext:value-type="float">
            <text:p>6.00E-101</text:p>
          </table:table-cell>
          <table:table-cell table:style-name="ce4" office:value-type="float" office:value="7E-091" calcext:value-type="float">
            <text:p>7.00E-0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5E-104" calcext:value-type="float">
            <text:p>5.00E-104</text:p>
          </table:table-cell>
          <table:table-cell table:style-name="ce4" office:value-type="float" office:value="1E-067" calcext:value-type="float">
            <text:p>1.00E-067</text:p>
          </table:table-cell>
          <table:table-cell table:style-name="ce4" office:value-type="float" office:value="6E-141" calcext:value-type="float">
            <text:p>6.00E-141</text:p>
          </table:table-cell>
          <table:table-cell table:style-name="ce4" office:value-type="float" office:value="6E-170" calcext:value-type="float">
            <text:p>6.00E-17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083" calcext:value-type="float">
            <text:p>7.00E-083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61" calcext:value-type="float">
            <text:p>1.00E-061</text:p>
          </table:table-cell>
          <table:table-cell table:style-name="ce4" office:value-type="float" office:value="4E-145" calcext:value-type="float">
            <text:p>4.00E-14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42" calcext:value-type="float">
            <text:p>1.00E-042</text:p>
          </table:table-cell>
          <table:table-cell table:style-name="ce4" office:value-type="float" office:value="2E-055" calcext:value-type="float">
            <text:p>2.00E-055</text:p>
          </table:table-cell>
          <table:table-cell table:style-name="ce4" office:value-type="float" office:value="1E-103" calcext:value-type="float">
            <text:p>1.00E-103</text:p>
          </table:table-cell>
          <table:table-cell table:style-name="ce4" office:value-type="float" office:value="4E-058" calcext:value-type="float">
            <text:p>4.00E-058</text:p>
          </table:table-cell>
          <table:table-cell table:style-name="ce4" office:value-type="float" office:value="4E-050" calcext:value-type="float">
            <text:p>4.00E-050</text:p>
          </table:table-cell>
          <table:table-cell table:style-name="ce4" office:value-type="float" office:value="8E-051" calcext:value-type="float">
            <text:p>8.00E-051</text:p>
          </table:table-cell>
        </table:table-row>
        <table:table-row table:style-name="ro1">
          <table:table-cell table:style-name="ce2" office:value-type="string" calcext:value-type="string">
            <text:p>Magnaporthe_oryza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4E-136" calcext:value-type="float">
            <text:p>4.00E-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77" calcext:value-type="float">
            <text:p>1.00E-077</text:p>
          </table:table-cell>
          <table:table-cell table:style-name="ce4" office:value-type="float" office:value="2E-132" calcext:value-type="float">
            <text:p>2.00E-13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81" calcext:value-type="float">
            <text:p>1.00E-081</text:p>
          </table:table-cell>
          <table:table-cell table:style-name="ce4" office:value-type="float" office:value="4E-162" calcext:value-type="float">
            <text:p>4.00E-16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6" calcext:value-type="float">
            <text:p>2.00E-066</text:p>
          </table:table-cell>
          <table:table-cell table:style-name="ce4" office:value-type="float" office:value="5E-062" calcext:value-type="float">
            <text:p>5.00E-062</text:p>
          </table:table-cell>
          <table:table-cell table:style-name="ce4" office:value-type="float" office:value="9E-103" calcext:value-type="float">
            <text:p>9.00E-103</text:p>
          </table:table-cell>
          <table:table-cell table:style-name="ce4" office:value-type="float" office:value="1E-062" calcext:value-type="float">
            <text:p>1.00E-062</text:p>
          </table:table-cell>
          <table:table-cell table:style-name="ce4" office:value-type="float" office:value="2E-049" calcext:value-type="float">
            <text:p>2.00E-049</text:p>
          </table:table-cell>
          <table:table-cell table:style-name="ce4" office:value-type="float" office:value="5E-051" calcext:value-type="float">
            <text:p>5.00E-051</text:p>
          </table:table-cell>
        </table:table-row>
        <table:table-row table:style-name="ro1">
          <table:table-cell table:style-name="ce2" office:value-type="string" calcext:value-type="string">
            <text:p>Magnaporthe_poae</text:p>
          </table:table-cell>
          <table:table-cell table:style-name="ce4" office:value-type="float" office:value="4E-124" calcext:value-type="float">
            <text:p>4.00E-1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6E-082" calcext:value-type="float">
            <text:p>6.00E-0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155" calcext:value-type="float">
            <text:p>8.00E-155</text:p>
          </table:table-cell>
          <table:table-cell table:style-name="ce4" office:value-type="float" office:value="6E-178" calcext:value-type="float">
            <text:p>6.00E-1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7E-067" calcext:value-type="float">
            <text:p>7.00E-067</text:p>
          </table:table-cell>
          <table:table-cell table:style-name="ce4" office:value-type="float" office:value="3E-091" calcext:value-type="float">
            <text:p>3.00E-091</text:p>
          </table:table-cell>
          <table:table-cell table:style-name="ce4" office:value-type="float" office:value="3E-074" calcext:value-type="float">
            <text:p>3.00E-074</text:p>
          </table:table-cell>
          <table:table-cell table:style-name="ce4" office:value-type="float" office:value="8E-079" calcext:value-type="float">
            <text:p>8.00E-079</text:p>
          </table:table-cell>
          <table:table-cell table:style-name="ce4" office:value-type="float" office:value="3E-041" calcext:value-type="float">
            <text:p>3.00E-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38" calcext:value-type="float">
            <text:p>2.00E-1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67" calcext:value-type="float">
            <text:p>5.00E-06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063" calcext:value-type="float">
            <text:p>7.00E-063</text:p>
          </table:table-cell>
          <table:table-cell table:style-name="ce4" office:value-type="float" office:value="7E-133" calcext:value-type="float">
            <text:p>7.00E-13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87" calcext:value-type="float">
            <text:p>9.00E-087</text:p>
          </table:table-cell>
          <table:table-cell table:style-name="ce4" office:value-type="float" office:value="1E-153" calcext:value-type="float">
            <text:p>1.00E-153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64" calcext:value-type="float">
            <text:p>3.00E-064</text:p>
          </table:table-cell>
          <table:table-cell table:style-name="ce4" office:value-type="float" office:value="5E-060" calcext:value-type="float">
            <text:p>5.00E-060</text:p>
          </table:table-cell>
          <table:table-cell table:style-name="ce4" office:value-type="float" office:value="6E-079" calcext:value-type="float">
            <text:p>6.00E-07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49" calcext:value-type="float">
            <text:p>6.00E-049</text:p>
          </table:table-cell>
        </table:table-row>
        <table:table-row table:style-name="ro1">
          <table:table-cell table:style-name="ce2" office:value-type="string" calcext:value-type="string">
            <text:p>Melampsora_laricipopulina</text:p>
          </table:table-cell>
          <table:table-cell table:style-name="ce4" office:value-type="float" office:value="7E-041" calcext:value-type="float">
            <text:p>7.00E-041</text:p>
          </table:table-cell>
          <table:table-cell table:style-name="ce4" office:value-type="float" office:value="6E-070" calcext:value-type="float">
            <text:p>6.00E-070</text:p>
          </table:table-cell>
          <table:table-cell table:style-name="ce4" office:value-type="float" office:value="5E-105" calcext:value-type="float">
            <text:p>5.00E-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93" calcext:value-type="float">
            <text:p>2.00E-093</text:p>
          </table:table-cell>
          <table:table-cell table:style-name="ce4" office:value-type="float" office:value="4E-063" calcext:value-type="float">
            <text:p>4.00E-063</text:p>
          </table:table-cell>
          <table:table-cell table:style-name="ce4" office:value-type="float" office:value="4E-121" calcext:value-type="float">
            <text:p>4.00E-121</text:p>
          </table:table-cell>
          <table:table-cell table:style-name="ce4" office:value-type="float" office:value="5E-137" calcext:value-type="float">
            <text:p>5.00E-13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52" calcext:value-type="float">
            <text:p>2.00E-05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44" calcext:value-type="float">
            <text:p>2.00E-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85" calcext:value-type="float">
            <text:p>4.00E-085</text:p>
          </table:table-cell>
          <table:table-cell table:style-name="ce4" office:value-type="float" office:value="2E-045" calcext:value-type="float">
            <text:p>2.00E-045</text:p>
          </table:table-cell>
          <table:table-cell table:style-name="ce4" office:value-type="float" office:value="2E-042" calcext:value-type="float">
            <text:p>2.00E-042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3E-043" calcext:value-type="float">
            <text:p>3.00E-043</text:p>
          </table:table-cell>
          <table:table-cell table:style-name="ce4" office:value-type="float" office:value="5E-043" calcext:value-type="float">
            <text:p>5.00E-04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065" calcext:value-type="float">
            <text:p>7.00E-065</text:p>
          </table:table-cell>
          <table:table-cell table:style-name="ce4" office:value-type="float" office:value="5E-170" calcext:value-type="float">
            <text:p>5.00E-17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68" calcext:value-type="float">
            <text:p>2.00E-068</text:p>
          </table:table-cell>
          <table:table-cell table:style-name="ce4" office:value-type="float" office:value="1E-062" calcext:value-type="float">
            <text:p>1.00E-062</text:p>
          </table:table-cell>
          <table:table-cell table:style-name="ce4" office:value-type="float" office:value="5E-089" calcext:value-type="float">
            <text:p>5.00E-089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Microbotryum_violaceum</text:p>
          </table:table-cell>
          <table:table-cell table:style-name="ce4" office:value-type="float" office:value="2E-044" calcext:value-type="float">
            <text:p>2.00E-044</text:p>
          </table:table-cell>
          <table:table-cell table:style-name="ce4" office:value-type="float" office:value="3E-050" calcext:value-type="float">
            <text:p>3.00E-050</text:p>
          </table:table-cell>
          <table:table-cell table:style-name="ce4" office:value-type="float" office:value="8E-078" calcext:value-type="float">
            <text:p>8.00E-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86" calcext:value-type="float">
            <text:p>7.00E-086</text:p>
          </table:table-cell>
          <table:table-cell table:style-name="ce4" office:value-type="float" office:value="2E-067" calcext:value-type="float">
            <text:p>2.00E-067</text:p>
          </table:table-cell>
          <table:table-cell table:style-name="ce4" office:value-type="float" office:value="2E-120" calcext:value-type="float">
            <text:p>2.00E-120</text:p>
          </table:table-cell>
          <table:table-cell table:style-name="ce4" office:value-type="float" office:value="2E-146" calcext:value-type="float">
            <text:p>2.00E-14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50" calcext:value-type="float">
            <text:p>2.00E-050</text:p>
          </table:table-cell>
          <table:table-cell table:style-name="ce4" office:value-type="float" office:value="5E-051" calcext:value-type="float">
            <text:p>5.00E-05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40" calcext:value-type="float">
            <text:p>1.00E-140</text:p>
          </table:table-cell>
          <table:table-cell table:style-name="ce4" office:value-type="float" office:value="9E-175" calcext:value-type="float">
            <text:p>9.00E-175</text:p>
          </table:table-cell>
          <table:table-cell table:style-name="ce4" office:value-type="float" office:value="6E-083" calcext:value-type="float">
            <text:p>6.00E-083</text:p>
          </table:table-cell>
          <table:table-cell table:style-name="ce4" office:value-type="float" office:value="1E-055" calcext:value-type="float">
            <text:p>1.00E-055</text:p>
          </table:table-cell>
          <table:table-cell table:style-name="ce4" office:value-type="float" office:value="4E-046" calcext:value-type="float">
            <text:p>4.00E-046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table:style-name="ce4" office:value-type="float" office:value="7E-047" calcext:value-type="float">
            <text:p>7.00E-04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40" calcext:value-type="float">
            <text:p>1.00E-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179" calcext:value-type="float">
            <text:p>7.00E-179</text:p>
          </table:table-cell>
          <table:table-cell table:style-name="ce4" office:value-type="float" office:value="6E-066" calcext:value-type="float">
            <text:p>6.00E-066</text:p>
          </table:table-cell>
          <table:table-cell table:style-name="ce4" office:value-type="float" office:value="1E-069" calcext:value-type="float">
            <text:p>1.00E-069</text:p>
          </table:table-cell>
          <table:table-cell table:style-name="ce4" office:value-type="float" office:value="4E-086" calcext:value-type="float">
            <text:p>4.00E-086</text:p>
          </table:table-cell>
          <table:table-cell table:style-name="ce4" office:value-type="float" office:value="2E-041" calcext:value-type="float">
            <text:p>2.00E-041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5" calcext:value-type="float">
            <text:p>3.00E-045</text:p>
          </table:table-cell>
        </table:table-row>
        <table:table-row table:style-name="ro1">
          <table:table-cell table:style-name="ce2" office:value-type="string" calcext:value-type="string">
            <text:p>Neosartorya_fischeri</text:p>
          </table:table-cell>
          <table:table-cell table:style-name="ce4" office:value-type="float" office:value="1E-062" calcext:value-type="float">
            <text:p>1.00E-06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50" calcext:value-type="float">
            <text:p>2.00E-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50" calcext:value-type="float">
            <text:p>3.00E-0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18" calcext:value-type="float">
            <text:p>7.00E-1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E-104" calcext:value-type="float">
            <text:p>7.00E-104</text:p>
          </table:table-cell>
          <table:table-cell table:style-name="ce4" office:value-type="float" office:value="3E-070" calcext:value-type="float">
            <text:p>3.00E-070</text:p>
          </table:table-cell>
          <table:table-cell table:style-name="ce4" office:value-type="float" office:value="1E-133" calcext:value-type="float">
            <text:p>1.00E-133</text:p>
          </table:table-cell>
          <table:table-cell table:style-name="ce4" office:value-type="float" office:value="6E-083" calcext:value-type="float">
            <text:p>6.00E-083</text:p>
          </table:table-cell>
          <table:table-cell table:style-name="ce4" office:value-type="float" office:value="3E-046" calcext:value-type="float">
            <text:p>3.00E-04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65" calcext:value-type="float">
            <text:p>4.00E-165</text:p>
          </table:table-cell>
          <table:table-cell table:style-name="ce4" office:value-type="float" office:value="3E-060" calcext:value-type="float">
            <text:p>3.00E-060</text:p>
          </table:table-cell>
          <table:table-cell table:style-name="ce4" office:value-type="float" office:value="5E-137" calcext:value-type="float">
            <text:p>5.00E-13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3E-095" calcext:value-type="float">
            <text:p>3.00E-095</text:p>
          </table:table-cell>
          <table:table-cell table:style-name="ce4" office:value-type="float" office:value="5E-135" calcext:value-type="float">
            <text:p>5.00E-13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84" calcext:value-type="float">
            <text:p>4.00E-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79" calcext:value-type="float">
            <text:p>7.00E-079</text:p>
          </table:table-cell>
          <table:table-cell table:style-name="ce4" office:value-type="float" office:value="8E-058" calcext:value-type="float">
            <text:p>8.00E-058</text:p>
          </table:table-cell>
          <table:table-cell table:style-name="ce4" office:value-type="float" office:value="5E-090" calcext:value-type="float">
            <text:p>5.00E-090</text:p>
          </table:table-cell>
          <table:table-cell table:style-name="ce4" office:value-type="float" office:value="4E-061" calcext:value-type="float">
            <text:p>4.00E-061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6" calcext:value-type="float">
            <text:p>3.00E-046</text:p>
          </table:table-cell>
        </table:table-row>
        <table:table-row table:style-name="ro1">
          <table:table-cell table:style-name="ce2" office:value-type="string" calcext:value-type="string">
            <text:p>Neurospora_crassa</text:p>
          </table:table-cell>
          <table:table-cell table:style-name="ce4" office:value-type="float" office:value="3E-093" calcext:value-type="float">
            <text:p>3.00E-0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76" calcext:value-type="float">
            <text:p>1.00E-17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57" calcext:value-type="float">
            <text:p>7.00E-0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43" calcext:value-type="float">
            <text:p>4.00E-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77" calcext:value-type="float">
            <text:p>2.00E-077</text:p>
          </table:table-cell>
          <table:table-cell table:style-name="ce4" office:value-type="float" office:value="1E-074" calcext:value-type="float">
            <text:p>1.00E-074</text:p>
          </table:table-cell>
          <table:table-cell table:style-name="ce4" office:value-type="float" office:value="1E-117" calcext:value-type="float">
            <text:p>1.00E-1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E-109" calcext:value-type="float">
            <text:p>3.00E-109</text:p>
          </table:table-cell>
          <table:table-cell table:style-name="ce4" office:value-type="float" office:value="1E-144" calcext:value-type="float">
            <text:p>1.00E-144</text:p>
          </table:table-cell>
          <table:table-cell table:style-name="ce4" office:value-type="float" office:value="3E-101" calcext:value-type="float">
            <text:p>3.00E-101</text:p>
          </table:table-cell>
          <table:table-cell table:style-name="ce4" office:value-type="float" office:value="9E-043" calcext:value-type="float">
            <text:p>9.00E-04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082" calcext:value-type="float">
            <text:p>5.00E-082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73" calcext:value-type="float">
            <text:p>5.00E-073</text:p>
          </table:table-cell>
          <table:table-cell table:style-name="ce4" office:value-type="float" office:value="2E-150" calcext:value-type="float">
            <text:p>2.00E-15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64" calcext:value-type="float">
            <text:p>4.00E-064</text:p>
          </table:table-cell>
          <table:table-cell table:style-name="ce4" office:value-type="float" office:value="2E-062" calcext:value-type="float">
            <text:p>2.00E-062</text:p>
          </table:table-cell>
          <table:table-cell table:style-name="ce4" office:value-type="float" office:value="7E-110" calcext:value-type="float">
            <text:p>7.00E-110</text:p>
          </table:table-cell>
          <table:table-cell table:style-name="ce4" office:value-type="float" office:value="2E-057" calcext:value-type="float">
            <text:p>2.00E-057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53" calcext:value-type="float">
            <text:p>3.00E-053</text:p>
          </table:table-cell>
        </table:table-row>
        <table:table-row table:style-name="ro1">
          <table:table-cell table:style-name="ce2" office:value-type="string" calcext:value-type="string">
            <text:p>Phaeosphaeria_nodorum</text:p>
          </table:table-cell>
          <table:table-cell table:style-name="ce4" office:value-type="float" office:value="7E-054" calcext:value-type="float">
            <text:p>7.00E-0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51" calcext:value-type="float">
            <text:p>1.00E-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15" calcext:value-type="float">
            <text:p>2.00E-1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137" calcext:value-type="float">
            <text:p>6.00E-1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83" calcext:value-type="float">
            <text:p>5.00E-083</text:p>
          </table:table-cell>
          <table:table-cell table:style-name="ce4" office:value-type="float" office:value="7E-068" calcext:value-type="float">
            <text:p>7.00E-068</text:p>
          </table:table-cell>
          <table:table-cell table:style-name="ce4" office:value-type="float" office:value="4E-056" calcext:value-type="float">
            <text:p>4.00E-056</text:p>
          </table:table-cell>
          <table:table-cell table:style-name="ce4" office:value-type="float" office:value="4E-092" calcext:value-type="float">
            <text:p>4.00E-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62" calcext:value-type="float">
            <text:p>6.00E-062</text:p>
          </table:table-cell>
          <table:table-cell table:style-name="ce4" office:value-type="float" office:value="4E-118" calcext:value-type="float">
            <text:p>4.00E-118</text:p>
          </table:table-cell>
          <table:table-cell table:style-name="ce4" office:value-type="float" office:value="6E-157" calcext:value-type="float">
            <text:p>6.00E-15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74" calcext:value-type="float">
            <text:p>2.00E-074</text:p>
          </table:table-cell>
          <table:table-cell table:style-name="ce4" office:value-type="float" office:value="2E-116" calcext:value-type="float">
            <text:p>2.00E-11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65" calcext:value-type="float">
            <text:p>4.00E-065</text:p>
          </table:table-cell>
          <table:table-cell table:style-name="ce4" office:value-type="float" office:value="6E-137" calcext:value-type="float">
            <text:p>6.00E-137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173" calcext:value-type="float">
            <text:p>9.00E-173</text:p>
          </table:table-cell>
          <table:table-cell table:style-name="ce4" office:value-type="float" office:value="4E-051" calcext:value-type="float">
            <text:p>4.00E-051</text:p>
          </table:table-cell>
          <table:table-cell table:style-name="ce4" office:value-type="float" office:value="1E-051" calcext:value-type="float">
            <text:p>1.00E-051</text:p>
          </table:table-cell>
          <table:table-cell table:style-name="ce4" office:value-type="float" office:value="1E-102" calcext:value-type="float">
            <text:p>1.00E-102</text:p>
          </table:table-cell>
          <table:table-cell table:style-name="ce4" office:value-type="float" office:value="3E-046" calcext:value-type="float">
            <text:p>3.00E-046</text:p>
          </table:table-cell>
          <table:table-cell table:style-name="ce4" office:value-type="float" office:value="3E-052" calcext:value-type="float">
            <text:p>3.00E-05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uccinia_graminis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43" calcext:value-type="float">
            <text:p>1.00E-043</text:p>
          </table:table-cell>
          <table:table-cell table:style-name="ce4" office:value-type="float" office:value="4E-105" calcext:value-type="float">
            <text:p>4.00E-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07" calcext:value-type="float">
            <text:p>1.00E-107</text:p>
          </table:table-cell>
          <table:table-cell table:style-name="ce4" office:value-type="float" office:value="5E-065" calcext:value-type="float">
            <text:p>5.00E-065</text:p>
          </table:table-cell>
          <table:table-cell table:style-name="ce4" office:value-type="float" office:value="2E-122" calcext:value-type="float">
            <text:p>2.00E-122</text:p>
          </table:table-cell>
          <table:table-cell table:style-name="ce4" office:value-type="float" office:value="2E-138" calcext:value-type="float">
            <text:p>2.00E-138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51" calcext:value-type="float">
            <text:p>9.00E-051</text:p>
          </table:table-cell>
          <table:table-cell table:style-name="ce4" office:value-type="float" office:value="5E-053" calcext:value-type="float">
            <text:p>5.00E-053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3E-123" calcext:value-type="float">
            <text:p>3.00E-123</text:p>
          </table:table-cell>
          <table:table-cell table:style-name="ce4" office:value-type="float" office:value="5E-043" calcext:value-type="float">
            <text:p>5.00E-043</text:p>
          </table:table-cell>
          <table:table-cell table:style-name="ce4" office:value-type="float" office:value="3E-069" calcext:value-type="float">
            <text:p>3.00E-069</text:p>
          </table:table-cell>
          <table:table-cell table:style-name="ce4" office:value-type="float" office:value="5E-042" calcext:value-type="float">
            <text:p>5.00E-042</text:p>
          </table:table-cell>
          <table:table-cell table:style-name="ce4" office:value-type="float" office:value="8E-131" calcext:value-type="float">
            <text:p>8.00E-13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9E-041" calcext:value-type="float">
            <text:p>9.00E-04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60" calcext:value-type="float">
            <text:p>1.00E-060</text:p>
          </table:table-cell>
          <table:table-cell table:style-name="ce4" office:value-type="float" office:value="6E-180" calcext:value-type="float">
            <text:p>6.00E-18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74" calcext:value-type="float">
            <text:p>4.00E-074</text:p>
          </table:table-cell>
          <table:table-cell table:style-name="ce4" office:value-type="float" office:value="3E-066" calcext:value-type="float">
            <text:p>3.00E-066</text:p>
          </table:table-cell>
          <table:table-cell table:style-name="ce4" office:value-type="float" office:value="9E-086" calcext:value-type="float">
            <text:p>9.00E-086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uccinia_triticin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03" calcext:value-type="float">
            <text:p>1.00E-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07" calcext:value-type="float">
            <text:p>4.00E-107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05" calcext:value-type="float">
            <text:p>3.00E-105</text:p>
          </table:table-cell>
          <table:table-cell table:style-name="ce4" office:value-type="float" office:value="4E-139" calcext:value-type="float">
            <text:p>4.00E-139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53" calcext:value-type="float">
            <text:p>5.00E-053</text:p>
          </table:table-cell>
          <table:table-cell table:style-name="ce4" office:value-type="float" office:value="9E-053" calcext:value-type="float">
            <text:p>9.00E-05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7" calcext:value-type="float">
            <text:p>2.00E-087</text:p>
          </table:table-cell>
          <table:table-cell table:style-name="ce4" office:value-type="float" office:value="1E-044" calcext:value-type="float">
            <text:p>1.00E-04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24" calcext:value-type="float">
            <text:p>2.00E-124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125" calcext:value-type="float">
            <text:p>5.00E-1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80" calcext:value-type="float">
            <text:p>1.00E-18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80" calcext:value-type="float">
            <text:p>1.00E-180</text:p>
          </table:table-cell>
          <table:table-cell table:style-name="ce4" office:value-type="float" office:value="4E-075" calcext:value-type="float">
            <text:p>4.00E-075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79" calcext:value-type="float">
            <text:p>9.00E-079</text:p>
          </table:table-cell>
          <table:table-cell table:style-name="ce4" office:value-type="float" office:value="2E-042" calcext:value-type="float">
            <text:p>2.00E-04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Pyrenophora_teres</text:p>
          </table:table-cell>
          <table:table-cell table:style-name="ce4" office:value-type="float" office:value="8E-070" calcext:value-type="float">
            <text:p>8.00E-07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156" calcext:value-type="float">
            <text:p>5.00E-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24" calcext:value-type="float">
            <text:p>7.00E-1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142" calcext:value-type="float">
            <text:p>8.00E-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14" calcext:value-type="float">
            <text:p>1.00E-114</text:p>
          </table:table-cell>
          <table:table-cell table:style-name="ce4" office:value-type="float" office:value="3E-064" calcext:value-type="float">
            <text:p>3.00E-064</text:p>
          </table:table-cell>
          <table:table-cell table:style-name="ce4" office:value-type="float" office:value="8E-111" calcext:value-type="float">
            <text:p>8.00E-111</text:p>
          </table:table-cell>
          <table:table-cell table:style-name="ce4" office:value-type="float" office:value="4E-086" calcext:value-type="float">
            <text:p>4.00E-0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7E-099" calcext:value-type="float">
            <text:p>7.00E-099</text:p>
          </table:table-cell>
          <table:table-cell table:style-name="ce4" office:value-type="float" office:value="1E-063" calcext:value-type="float">
            <text:p>1.00E-063</text:p>
          </table:table-cell>
          <table:table-cell table:style-name="ce4" office:value-type="float" office:value="7E-141" calcext:value-type="float">
            <text:p>7.00E-14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79" calcext:value-type="float">
            <text:p>5.00E-079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64" calcext:value-type="float">
            <text:p>6.00E-064</text:p>
          </table:table-cell>
          <table:table-cell table:style-name="ce4" office:value-type="float" office:value="2E-142" calcext:value-type="float">
            <text:p>2.00E-14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46" calcext:value-type="float">
            <text:p>6.00E-046</text:p>
          </table:table-cell>
          <table:table-cell table:style-name="ce4" office:value-type="float" office:value="5E-055" calcext:value-type="float">
            <text:p>5.00E-055</text:p>
          </table:table-cell>
          <table:table-cell table:style-name="ce4" office:value-type="float" office:value="5E-105" calcext:value-type="float">
            <text:p>5.00E-105</text:p>
          </table:table-cell>
          <table:table-cell table:style-name="ce4" office:value-type="float" office:value="2E-065" calcext:value-type="float">
            <text:p>2.00E-065</text:p>
          </table:table-cell>
          <table:table-cell table:style-name="ce4" office:value-type="float" office:value="1E-054" calcext:value-type="float">
            <text:p>1.00E-054</text:p>
          </table:table-cell>
          <table:table-cell table:style-name="ce4" office:value-type="float" office:value="4E-050" calcext:value-type="float">
            <text:p>4.00E-050</text:p>
          </table:table-cell>
        </table:table-row>
        <table:table-row table:style-name="ro1">
          <table:table-cell table:style-name="ce2" office:value-type="string" calcext:value-type="string">
            <text:p>Pyrenophora_triticirepentis</text:p>
          </table:table-cell>
          <table:table-cell table:style-name="ce4" office:value-type="float" office:value="2E-069" calcext:value-type="float">
            <text:p>2.00E-0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39" calcext:value-type="float">
            <text:p>2.00E-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41" calcext:value-type="float">
            <text:p>1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24" calcext:value-type="float">
            <text:p>3.00E-1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55" calcext:value-type="float">
            <text:p>3.00E-1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81" calcext:value-type="float">
            <text:p>2.00E-081</text:p>
          </table:table-cell>
          <table:table-cell table:style-name="ce4" office:value-type="float" office:value="8E-064" calcext:value-type="float">
            <text:p>8.00E-064</text:p>
          </table:table-cell>
          <table:table-cell table:style-name="ce4" office:value-type="float" office:value="4E-111" calcext:value-type="float">
            <text:p>4.00E-111</text:p>
          </table:table-cell>
          <table:table-cell table:style-name="ce4" office:value-type="float" office:value="4E-095" calcext:value-type="float">
            <text:p>4.00E-095</text:p>
          </table:table-cell>
          <table:table-cell table:style-name="ce4" office:value-type="float" office:value="3E-041" calcext:value-type="float">
            <text:p>3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99" calcext:value-type="float">
            <text:p>4.00E-099</text:p>
          </table:table-cell>
          <table:table-cell table:style-name="ce4" office:value-type="float" office:value="1E-051" calcext:value-type="float">
            <text:p>1.00E-051</text:p>
          </table:table-cell>
          <table:table-cell table:style-name="ce4" office:value-type="float" office:value="1E-142" calcext:value-type="float">
            <text:p>1.00E-142</text:p>
          </table:table-cell>
          <table:table-cell table:style-name="ce4" office:value-type="float" office:value="1E-178" calcext:value-type="float">
            <text:p>1.00E-17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79" calcext:value-type="float">
            <text:p>2.00E-079</text:p>
          </table:table-cell>
          <table:table-cell table:style-name="ce4" office:value-type="float" office:value="6E-141" calcext:value-type="float">
            <text:p>6.00E-14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65" calcext:value-type="float">
            <text:p>1.00E-065</text:p>
          </table:table-cell>
          <table:table-cell table:style-name="ce4" office:value-type="float" office:value="6E-145" calcext:value-type="float">
            <text:p>6.00E-145</text:p>
          </table:table-cell>
          <table:table-cell table:style-name="ce4" office:value-type="float" office:value="1E-041" calcext:value-type="float">
            <text:p>1.00E-0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45" calcext:value-type="float">
            <text:p>3.00E-045</text:p>
          </table:table-cell>
          <table:table-cell table:style-name="ce4" office:value-type="float" office:value="3E-055" calcext:value-type="float">
            <text:p>3.00E-055</text:p>
          </table:table-cell>
          <table:table-cell table:style-name="ce4" office:value-type="float" office:value="3E-103" calcext:value-type="float">
            <text:p>3.00E-103</text:p>
          </table:table-cell>
          <table:table-cell table:style-name="ce4" office:value-type="float" office:value="1E-043" calcext:value-type="float">
            <text:p>1.00E-043</text:p>
          </table:table-cell>
          <table:table-cell table:style-name="ce4" office:value-type="float" office:value="7E-058" calcext:value-type="float">
            <text:p>7.00E-058</text:p>
          </table:table-cell>
          <table:table-cell table:style-name="ce4" office:value-type="float" office:value="4E-050" calcext:value-type="float">
            <text:p>4.00E-050</text:p>
          </table:table-cell>
        </table:table-row>
        <table:table-row table:style-name="ro1">
          <table:table-cell table:style-name="ce2" office:value-type="string" calcext:value-type="string">
            <text:p>Saccharomyces_cerevisiae</text:p>
          </table:table-cell>
          <table:table-cell table:style-name="ce4" office:value-type="float" office:value="3E-051" calcext:value-type="float">
            <text:p>3.00E-051</text:p>
          </table:table-cell>
          <table:table-cell table:style-name="ce4" office:value-type="float" office:value="1E-077" calcext:value-type="float">
            <text:p>1.00E-07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66" calcext:value-type="float">
            <text:p>4.00E-066</text:p>
          </table:table-cell>
          <table:table-cell table:style-name="ce4" office:value-type="float" office:value="7E-062" calcext:value-type="float">
            <text:p>7.00E-062</text:p>
          </table:table-cell>
          <table:table-cell table:style-name="ce4" office:value-type="float" office:value="1E-102" calcext:value-type="float">
            <text:p>1.00E-102</text:p>
          </table:table-cell>
          <table:table-cell table:style-name="ce4" office:value-type="float" office:value="2E-159" calcext:value-type="float">
            <text:p>2.00E-159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66" calcext:value-type="float">
            <text:p>1.00E-06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49" calcext:value-type="float">
            <text:p>2.00E-049</text:p>
          </table:table-cell>
          <table:table-cell table:style-name="ce4" office:value-type="float" office:value="1E-124" calcext:value-type="float">
            <text:p>1.00E-1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83" calcext:value-type="float">
            <text:p>6.00E-083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129" calcext:value-type="float">
            <text:p>5.00E-12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2E-128" calcext:value-type="float">
            <text:p>2.00E-1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E-153" calcext:value-type="float">
            <text:p>1.00E-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52" calcext:value-type="float">
            <text:p>1.00E-152</text:p>
          </table:table-cell>
        </table:table-row>
        <table:table-row table:style-name="ro1">
          <table:table-cell table:style-name="ce2" office:value-type="string" calcext:value-type="string">
            <text:p>Schizosaccharomyces_cryophilus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63" calcext:value-type="float">
            <text:p>2.00E-163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94" calcext:value-type="float">
            <text:p>7.00E-094</text:p>
          </table:table-cell>
          <table:table-cell table:style-name="ce4" office:value-type="float" office:value="5E-075" calcext:value-type="float">
            <text:p>5.00E-075</text:p>
          </table:table-cell>
          <table:table-cell table:style-name="ce4" office:value-type="float" office:value="3E-145" calcext:value-type="float">
            <text:p>3.00E-145</text:p>
          </table:table-cell>
          <table:table-cell table:style-name="ce4" office:value-type="float" office:value="2E-175" calcext:value-type="float">
            <text:p>2.00E-175</text:p>
          </table:table-cell>
          <table:table-cell table:style-name="ce4" office:value-type="float" office:value="8E-095" calcext:value-type="float">
            <text:p>8.00E-095</text:p>
          </table:table-cell>
          <table:table-cell table:style-name="ce4" office:value-type="float" office:value="5E-096" calcext:value-type="float">
            <text:p>5.00E-096</text:p>
          </table:table-cell>
          <table:table-cell table:style-name="ce4" office:value-type="float" office:value="2E-054" calcext:value-type="float">
            <text:p>2.00E-054</text:p>
          </table:table-cell>
          <table:table-cell table:style-name="ce4" office:value-type="float" office:value="2E-077" calcext:value-type="float">
            <text:p>2.00E-077</text:p>
          </table:table-cell>
          <table:table-cell table:style-name="ce4" office:value-type="float" office:value="2E-054" calcext:value-type="float">
            <text:p>2.00E-054</text:p>
          </table:table-cell>
          <table:table-cell table:style-name="ce4" office:value-type="float" office:value="2E-135" calcext:value-type="float">
            <text:p>2.00E-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106" calcext:value-type="float">
            <text:p>8.00E-106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41" calcext:value-type="float">
            <text:p>4.00E-141</text:p>
          </table:table-cell>
          <table:table-cell table:style-name="ce4" office:value-type="float" office:value="1E-076" calcext:value-type="float">
            <text:p>1.00E-07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55" calcext:value-type="float">
            <text:p>2.00E-055</text:p>
          </table:table-cell>
          <table:table-cell table:style-name="ce4" office:value-type="float" office:value="2E-070" calcext:value-type="float">
            <text:p>2.00E-070</text:p>
          </table:table-cell>
          <table:table-cell table:style-name="ce4" office:value-type="float" office:value="2E-139" calcext:value-type="float">
            <text:p>2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94" calcext:value-type="float">
            <text:p>1.00E-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082" calcext:value-type="float">
            <text:p>8.00E-082</text:p>
          </table:table-cell>
          <table:table-cell table:style-name="ce4" office:value-type="float" office:value="5E-076" calcext:value-type="float">
            <text:p>5.00E-076</text:p>
          </table:table-cell>
          <table:table-cell table:style-name="ce4" office:value-type="float" office:value="1E-097" calcext:value-type="float">
            <text:p>1.00E-097</text:p>
          </table:table-cell>
          <table:table-cell table:style-name="ce4" office:value-type="float" office:value="6E-066" calcext:value-type="float">
            <text:p>6.00E-066</text:p>
          </table:table-cell>
          <table:table-cell table:style-name="ce4" office:value-type="float" office:value="1E-057" calcext:value-type="float">
            <text:p>1.00E-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chizosaccharomyces_japonicus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69" calcext:value-type="float">
            <text:p>1.00E-16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97" calcext:value-type="float">
            <text:p>5.00E-097</text:p>
          </table:table-cell>
          <table:table-cell table:style-name="ce4" office:value-type="float" office:value="3E-070" calcext:value-type="float">
            <text:p>3.00E-070</text:p>
          </table:table-cell>
          <table:table-cell table:style-name="ce4" office:value-type="float" office:value="2E-142" calcext:value-type="float">
            <text:p>2.00E-142</text:p>
          </table:table-cell>
          <table:table-cell table:style-name="ce4" office:value-type="float" office:value="5E-177" calcext:value-type="float">
            <text:p>5.00E-177</text:p>
          </table:table-cell>
          <table:table-cell table:style-name="ce4" office:value-type="float" office:value="6E-093" calcext:value-type="float">
            <text:p>6.00E-093</text:p>
          </table:table-cell>
          <table:table-cell table:style-name="ce4" office:value-type="float" office:value="6E-091" calcext:value-type="float">
            <text:p>6.00E-091</text:p>
          </table:table-cell>
          <table:table-cell table:style-name="ce4" office:value-type="float" office:value="5E-052" calcext:value-type="float">
            <text:p>5.00E-052</text:p>
          </table:table-cell>
          <table:table-cell table:style-name="ce4" office:value-type="float" office:value="3E-060" calcext:value-type="float">
            <text:p>3.00E-060</text:p>
          </table:table-cell>
          <table:table-cell table:style-name="ce4" office:value-type="float" office:value="7E-060" calcext:value-type="float">
            <text:p>7.00E-060</text:p>
          </table:table-cell>
          <table:table-cell table:style-name="ce4" office:value-type="float" office:value="3E-149" calcext:value-type="float">
            <text:p>3.00E-14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102" calcext:value-type="float">
            <text:p>3.00E-102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40" calcext:value-type="float">
            <text:p>2.00E-140</text:p>
          </table:table-cell>
          <table:table-cell table:style-name="ce4" office:value-type="float" office:value="1E-088" calcext:value-type="float">
            <text:p>1.00E-08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6E-041" calcext:value-type="float">
            <text:p>6.00E-041</text:p>
          </table:table-cell>
          <table:table-cell table:style-name="ce4" office:value-type="float" office:value="1E-137" calcext:value-type="float">
            <text:p>1.00E-13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88" calcext:value-type="float">
            <text:p>1.00E-0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60" calcext:value-type="float">
            <text:p>3.00E-0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85" calcext:value-type="float">
            <text:p>1.00E-085</text:p>
          </table:table-cell>
          <table:table-cell table:style-name="ce4" office:value-type="float" office:value="1E-079" calcext:value-type="float">
            <text:p>1.00E-079</text:p>
          </table:table-cell>
          <table:table-cell table:style-name="ce4" office:value-type="float" office:value="3E-100" calcext:value-type="float">
            <text:p>3.00E-100</text:p>
          </table:table-cell>
          <table:table-cell table:style-name="ce4" office:value-type="float" office:value="8E-063" calcext:value-type="float">
            <text:p>8.00E-063</text:p>
          </table:table-cell>
          <table:table-cell table:style-name="ce4" office:value-type="float" office:value="4E-053" calcext:value-type="float">
            <text:p>4.00E-0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chizosaccharomyces_octosporus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64" calcext:value-type="float">
            <text:p>3.00E-16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94" calcext:value-type="float">
            <text:p>2.00E-094</text:p>
          </table:table-cell>
          <table:table-cell table:style-name="ce4" office:value-type="float" office:value="3E-075" calcext:value-type="float">
            <text:p>3.00E-075</text:p>
          </table:table-cell>
          <table:table-cell table:style-name="ce4" office:value-type="float" office:value="2E-147" calcext:value-type="float">
            <text:p>2.00E-147</text:p>
          </table:table-cell>
          <table:table-cell table:style-name="ce4" office:value-type="float" office:value="4E-172" calcext:value-type="float">
            <text:p>4.00E-172</text:p>
          </table:table-cell>
          <table:table-cell table:style-name="ce4" office:value-type="float" office:value="4E-087" calcext:value-type="float">
            <text:p>4.00E-087</text:p>
          </table:table-cell>
          <table:table-cell table:style-name="ce4" office:value-type="float" office:value="3E-096" calcext:value-type="float">
            <text:p>3.00E-096</text:p>
          </table:table-cell>
          <table:table-cell table:style-name="ce4" office:value-type="float" office:value="8E-055" calcext:value-type="float">
            <text:p>8.00E-055</text:p>
          </table:table-cell>
          <table:table-cell table:style-name="ce4" office:value-type="float" office:value="4E-075" calcext:value-type="float">
            <text:p>4.00E-075</text:p>
          </table:table-cell>
          <table:table-cell table:style-name="ce4" office:value-type="float" office:value="3E-056" calcext:value-type="float">
            <text:p>3.00E-056</text:p>
          </table:table-cell>
          <table:table-cell table:style-name="ce4" office:value-type="float" office:value="1E-141" calcext:value-type="float">
            <text:p>1.00E-141</text:p>
          </table:table-cell>
          <table:table-cell table:style-name="ce4" office:value-type="float" office:value="4E-043" calcext:value-type="float">
            <text:p>4.00E-043</text:p>
          </table:table-cell>
          <table:table-cell table:style-name="ce4" office:value-type="float" office:value="7E-104" calcext:value-type="float">
            <text:p>7.00E-104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40" calcext:value-type="float">
            <text:p>3.00E-140</text:p>
          </table:table-cell>
          <table:table-cell table:style-name="ce4" office:value-type="float" office:value="8E-074" calcext:value-type="float">
            <text:p>8.00E-07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51" calcext:value-type="float">
            <text:p>3.00E-051</text:p>
          </table:table-cell>
          <table:table-cell table:style-name="ce4" office:value-type="float" office:value="2E-069" calcext:value-type="float">
            <text:p>2.00E-069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95" calcext:value-type="float">
            <text:p>1.00E-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83" calcext:value-type="float">
            <text:p>6.00E-083</text:p>
          </table:table-cell>
          <table:table-cell table:style-name="ce4" office:value-type="float" office:value="6E-075" calcext:value-type="float">
            <text:p>6.00E-075</text:p>
          </table:table-cell>
          <table:table-cell table:style-name="ce4" office:value-type="float" office:value="6E-102" calcext:value-type="float">
            <text:p>6.00E-102</text:p>
          </table:table-cell>
          <table:table-cell table:style-name="ce4" office:value-type="float" office:value="2E-066" calcext:value-type="float">
            <text:p>2.00E-066</text:p>
          </table:table-cell>
          <table:table-cell table:style-name="ce4" office:value-type="float" office:value="6E-057" calcext:value-type="float">
            <text:p>6.00E-0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chizosaccharomyces_pombe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69" calcext:value-type="float">
            <text:p>4.00E-06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91" calcext:value-type="float">
            <text:p>5.00E-091</text:p>
          </table:table-cell>
          <table:table-cell table:style-name="ce4" office:value-type="float" office:value="3E-071" calcext:value-type="float">
            <text:p>3.00E-071</text:p>
          </table:table-cell>
          <table:table-cell table:style-name="ce4" office:value-type="float" office:value="2E-147" calcext:value-type="float">
            <text:p>2.00E-147</text:p>
          </table:table-cell>
          <table:table-cell table:style-name="ce4" office:value-type="float" office:value="2E-178" calcext:value-type="float">
            <text:p>2.00E-178</text:p>
          </table:table-cell>
          <table:table-cell table:style-name="ce4" office:value-type="float" office:value="4E-085" calcext:value-type="float">
            <text:p>4.00E-085</text:p>
          </table:table-cell>
          <table:table-cell table:style-name="ce4" office:value-type="float" office:value="1E-093" calcext:value-type="float">
            <text:p>1.00E-093</text:p>
          </table:table-cell>
          <table:table-cell table:style-name="ce4" office:value-type="float" office:value="3E-054" calcext:value-type="float">
            <text:p>3.00E-054</text:p>
          </table:table-cell>
          <table:table-cell table:style-name="ce4" office:value-type="float" office:value="2E-077" calcext:value-type="float">
            <text:p>2.00E-077</text:p>
          </table:table-cell>
          <table:table-cell table:style-name="ce4" office:value-type="float" office:value="7E-060" calcext:value-type="float">
            <text:p>7.00E-060</text:p>
          </table:table-cell>
          <table:table-cell table:style-name="ce4" office:value-type="float" office:value="1E-145" calcext:value-type="float">
            <text:p>1.00E-1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103" calcext:value-type="float">
            <text:p>5.00E-103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42" calcext:value-type="float">
            <text:p>3.00E-142</text:p>
          </table:table-cell>
          <table:table-cell table:style-name="ce4" office:value-type="float" office:value="1E-066" calcext:value-type="float">
            <text:p>1.00E-066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074" calcext:value-type="float">
            <text:p>7.00E-074</text:p>
          </table:table-cell>
          <table:table-cell table:style-name="ce4" office:value-type="float" office:value="1E-140" calcext:value-type="float">
            <text:p>1.00E-1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99" calcext:value-type="float">
            <text:p>2.00E-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84" calcext:value-type="float">
            <text:p>3.00E-084</text:p>
          </table:table-cell>
          <table:table-cell table:style-name="ce4" office:value-type="float" office:value="8E-074" calcext:value-type="float">
            <text:p>8.00E-074</text:p>
          </table:table-cell>
          <table:table-cell table:style-name="ce4" office:value-type="float" office:value="7E-101" calcext:value-type="float">
            <text:p>7.00E-101</text:p>
          </table:table-cell>
          <table:table-cell table:style-name="ce4" office:value-type="float" office:value="4E-066" calcext:value-type="float">
            <text:p>4.00E-066</text:p>
          </table:table-cell>
          <table:table-cell table:style-name="ce4" office:value-type="float" office:value="2E-051" calcext:value-type="float">
            <text:p>2.00E-0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clerotinia_sclerotiorum</text:p>
          </table:table-cell>
          <table:table-cell table:style-name="ce4" office:value-type="float" office:value="2E-071" calcext:value-type="float">
            <text:p>2.00E-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58" calcext:value-type="float">
            <text:p>4.00E-058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34" calcext:value-type="float">
            <text:p>1.00E-1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E-108" calcext:value-type="float">
            <text:p>1.00E-108</text:p>
          </table:table-cell>
          <table:table-cell table:style-name="ce4" office:value-type="float" office:value="3E-068" calcext:value-type="float">
            <text:p>3.00E-068</text:p>
          </table:table-cell>
          <table:table-cell table:style-name="ce4" office:value-type="float" office:value="1E-063" calcext:value-type="float">
            <text:p>1.00E-063</text:p>
          </table:table-cell>
          <table:table-cell table:style-name="ce4" office:value-type="float" office:value="2E-060" calcext:value-type="float">
            <text:p>2.00E-060</text:p>
          </table:table-cell>
          <table:table-cell table:style-name="ce4" office:value-type="float" office:value="1E-040" calcext:value-type="float">
            <text:p>1.00E-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42" calcext:value-type="float">
            <text:p>3.00E-142</text:p>
          </table:table-cell>
          <table:table-cell table:style-name="ce4" office:value-type="float" office:value="3E-173" calcext:value-type="float">
            <text:p>3.00E-173</text:p>
          </table:table-cell>
          <table:table-cell table:style-name="ce4" office:value-type="float" office:value="7E-046" calcext:value-type="float">
            <text:p>7.00E-04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090" calcext:value-type="float">
            <text:p>7.00E-090</text:p>
          </table:table-cell>
          <table:table-cell table:style-name="ce4" office:value-type="float" office:value="4E-168" calcext:value-type="float">
            <text:p>4.00E-16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2" calcext:value-type="float">
            <text:p>2.00E-082</text:p>
          </table:table-cell>
          <table:table-cell table:style-name="ce4" office:value-type="float" office:value="4E-177" calcext:value-type="float">
            <text:p>4.00E-17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59" calcext:value-type="float">
            <text:p>9.00E-059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59" calcext:value-type="float">
            <text:p>7.00E-059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51" calcext:value-type="float">
            <text:p>4.00E-051</text:p>
          </table:table-cell>
        </table:table-row>
        <table:table-row table:style-name="ro1">
          <table:table-cell table:style-name="ce2" office:value-type="string" calcext:value-type="string">
            <text:p>Sporisorium_reilianum</text:p>
          </table:table-cell>
          <table:table-cell table:style-name="ce4" office:value-type="float" office:value="3E-048" calcext:value-type="float">
            <text:p>3.00E-048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98" calcext:value-type="float">
            <text:p>3.00E-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91" calcext:value-type="float">
            <text:p>2.00E-091</text:p>
          </table:table-cell>
          <table:table-cell table:style-name="ce4" office:value-type="float" office:value="1E-060" calcext:value-type="float">
            <text:p>1.00E-060</text:p>
          </table:table-cell>
          <table:table-cell table:style-name="ce4" office:value-type="float" office:value="3E-105" calcext:value-type="float">
            <text:p>3.00E-105</text:p>
          </table:table-cell>
          <table:table-cell table:style-name="ce4" office:value-type="float" office:value="4E-146" calcext:value-type="float">
            <text:p>4.00E-14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58" calcext:value-type="float">
            <text:p>2.00E-058</text:p>
          </table:table-cell>
          <table:table-cell table:style-name="ce4" office:value-type="float" office:value="7E-059" calcext:value-type="float">
            <text:p>7.00E-05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51" calcext:value-type="float">
            <text:p>1.00E-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96" calcext:value-type="float">
            <text:p>1.00E-096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041" calcext:value-type="float">
            <text:p>1.00E-04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67" calcext:value-type="float">
            <text:p>2.00E-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63" calcext:value-type="float">
            <text:p>1.00E-063</text:p>
          </table:table-cell>
          <table:table-cell table:style-name="ce4" office:value-type="float" office:value="3E-067" calcext:value-type="float">
            <text:p>3.00E-067</text:p>
          </table:table-cell>
          <table:table-cell table:style-name="ce4" office:value-type="float" office:value="2E-072" calcext:value-type="float">
            <text:p>2.00E-072</text:p>
          </table:table-cell>
          <table:table-cell table:style-name="ce4" office:value-type="float" office:value="6E-049" calcext:value-type="float">
            <text:p>6.00E-049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4" calcext:value-type="float">
            <text:p>3.00E-044</text:p>
          </table:table-cell>
        </table:table-row>
        <table:table-row table:style-name="ro1">
          <table:table-cell table:style-name="ce2" office:value-type="string" calcext:value-type="string">
            <text:p>Trichoderma_reesei</text:p>
          </table:table-cell>
          <table:table-cell table:style-name="ce4" office:value-type="float" office:value="3E-090" calcext:value-type="float">
            <text:p>3.00E-0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E-173" calcext:value-type="float">
            <text:p>9.00E-1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38" calcext:value-type="float">
            <text:p>2.00E-1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2E-137" calcext:value-type="float">
            <text:p>2.00E-137</text:p>
          </table:table-cell>
          <table:table-cell table:style-name="ce4" office:value-type="float" office:value="2E-073" calcext:value-type="float">
            <text:p>2.00E-073</text:p>
          </table:table-cell>
          <table:table-cell table:style-name="ce4" office:value-type="float" office:value="1E-144" calcext:value-type="float">
            <text:p>1.00E-144</text:p>
          </table:table-cell>
          <table:table-cell table:style-name="ce4" office:value-type="float" office:value="3E-165" calcext:value-type="float">
            <text:p>3.00E-165</text:p>
          </table:table-cell>
          <table:table-cell table:style-name="ce4" office:value-type="float" office:value="2E-041" calcext:value-type="float">
            <text:p>2.00E-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01" calcext:value-type="float">
            <text:p>2.00E-101</text:p>
          </table:table-cell>
          <table:table-cell table:style-name="ce4" office:value-type="float" office:value="4E-142" calcext:value-type="float">
            <text:p>4.00E-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45" calcext:value-type="float">
            <text:p>2.00E-04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81" calcext:value-type="float">
            <text:p>3.00E-081</text:p>
          </table:table-cell>
          <table:table-cell table:style-name="ce4" office:value-type="float" office:value="2E-140" calcext:value-type="float">
            <text:p>2.00E-1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87" calcext:value-type="float">
            <text:p>5.00E-087</text:p>
          </table:table-cell>
          <table:table-cell table:style-name="ce4" office:value-type="float" office:value="2E-169" calcext:value-type="float">
            <text:p>2.00E-16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60" calcext:value-type="float">
            <text:p>1.00E-060</text:p>
          </table:table-cell>
          <table:table-cell table:style-name="ce4" office:value-type="float" office:value="2E-055" calcext:value-type="float">
            <text:p>2.00E-055</text:p>
          </table:table-cell>
          <table:table-cell table:style-name="ce4" office:value-type="float" office:value="5E-105" calcext:value-type="float">
            <text:p>5.00E-105</text:p>
          </table:table-cell>
          <table:table-cell table:style-name="ce4" office:value-type="float" office:value="8E-067" calcext:value-type="float">
            <text:p>8.00E-067</text:p>
          </table:table-cell>
          <table:table-cell table:style-name="ce4" office:value-type="float" office:value="1E-056" calcext:value-type="float">
            <text:p>1.00E-056</text:p>
          </table:table-cell>
          <table:table-cell table:style-name="ce4" office:value-type="float" office:value="9E-051" calcext:value-type="float">
            <text:p>9.00E-051</text:p>
          </table:table-cell>
        </table:table-row>
        <table:table-row table:style-name="ro1">
          <table:table-cell table:style-name="ce2" office:value-type="string" calcext:value-type="string">
            <text:p>Trichoderma_virens</text:p>
          </table:table-cell>
          <table:table-cell table:style-name="ce4" office:value-type="float" office:value="7E-093" calcext:value-type="float">
            <text:p>7.00E-0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72" calcext:value-type="float">
            <text:p>2.00E-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39" calcext:value-type="float">
            <text:p>4.00E-13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4E-134" calcext:value-type="float">
            <text:p>4.00E-134</text:p>
          </table:table-cell>
          <table:table-cell table:style-name="ce4" office:value-type="float" office:value="3E-073" calcext:value-type="float">
            <text:p>3.00E-073</text:p>
          </table:table-cell>
          <table:table-cell table:style-name="ce4" office:value-type="float" office:value="2E-163" calcext:value-type="float">
            <text:p>2.00E-163</text:p>
          </table:table-cell>
          <table:table-cell table:style-name="ce4" office:value-type="float" office:value="1E-152" calcext:value-type="float">
            <text:p>1.00E-152</text:p>
          </table:table-cell>
          <table:table-cell table:style-name="ce4" office:value-type="float" office:value="3E-041" calcext:value-type="float">
            <text:p>3.00E-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18" calcext:value-type="float">
            <text:p>3.00E-118</text:p>
          </table:table-cell>
          <table:table-cell table:style-name="ce4" office:value-type="float" office:value="6E-172" calcext:value-type="float">
            <text:p>6.00E-17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49" calcext:value-type="float">
            <text:p>5.00E-04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087" calcext:value-type="float">
            <text:p>7.00E-087</text:p>
          </table:table-cell>
          <table:table-cell table:style-name="ce4" office:value-type="float" office:value="2E-162" calcext:value-type="float">
            <text:p>2.00E-16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86" calcext:value-type="float">
            <text:p>2.00E-086</text:p>
          </table:table-cell>
          <table:table-cell table:style-name="ce4" office:value-type="float" office:value="9E-169" calcext:value-type="float">
            <text:p>9.00E-16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60" calcext:value-type="float">
            <text:p>3.00E-060</text:p>
          </table:table-cell>
          <table:table-cell table:style-name="ce4" office:value-type="float" office:value="4E-056" calcext:value-type="float">
            <text:p>4.00E-056</text:p>
          </table:table-cell>
          <table:table-cell table:style-name="ce4" office:value-type="float" office:value="8E-104" calcext:value-type="float">
            <text:p>8.00E-104</text:p>
          </table:table-cell>
          <table:table-cell table:style-name="ce4" office:value-type="float" office:value="5E-067" calcext:value-type="float">
            <text:p>5.00E-067</text:p>
          </table:table-cell>
          <table:table-cell table:style-name="ce4" office:value-type="float" office:value="5E-050" calcext:value-type="float">
            <text:p>5.00E-050</text:p>
          </table:table-cell>
          <table:table-cell table:style-name="ce4" office:value-type="float" office:value="4E-053" calcext:value-type="float">
            <text:p>4.00E-053</text:p>
          </table:table-cell>
        </table:table-row>
        <table:table-row table:style-name="ro1">
          <table:table-cell table:style-name="ce2" office:value-type="string" calcext:value-type="string">
            <text:p>Tuber_melanosporum</text:p>
          </table:table-cell>
          <table:table-cell table:style-name="ce4" office:value-type="float" office:value="4E-065" calcext:value-type="float">
            <text:p>4.00E-06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51" calcext:value-type="float">
            <text:p>1.00E-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E-050" calcext:value-type="float">
            <text:p>8.00E-0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96" calcext:value-type="float">
            <text:p>1.00E-096</text:p>
          </table:table-cell>
          <table:table-cell table:style-name="ce4" office:value-type="float" office:value="6E-171" calcext:value-type="float">
            <text:p>6.00E-1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E-097" calcext:value-type="float">
            <text:p>1.00E-097</text:p>
          </table:table-cell>
          <table:table-cell table:style-name="ce4" office:value-type="float" office:value="1E-072" calcext:value-type="float">
            <text:p>1.00E-072</text:p>
          </table:table-cell>
          <table:table-cell table:style-name="ce4" office:value-type="float" office:value="1E-092" calcext:value-type="float">
            <text:p>1.00E-092</text:p>
          </table:table-cell>
          <table:table-cell table:style-name="ce4" office:value-type="float" office:value="6E-100" calcext:value-type="float">
            <text:p>6.00E-1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60" calcext:value-type="float">
            <text:p>2.00E-160</text:p>
          </table:table-cell>
          <table:table-cell table:style-name="ce4" office:value-type="float" office:value="6E-143" calcext:value-type="float">
            <text:p>6.00E-143</text:p>
          </table:table-cell>
          <table:table-cell table:style-name="ce4" office:value-type="float" office:value="1E-050" calcext:value-type="float">
            <text:p>1.00E-050</text:p>
          </table:table-cell>
          <table:table-cell table:style-name="ce4" office:value-type="float" office:value="5E-143" calcext:value-type="float">
            <text:p>5.00E-143</text:p>
          </table:table-cell>
          <table:table-cell table:style-name="ce4" office:value-type="float" office:value="2E-145" calcext:value-type="float">
            <text:p>2.00E-14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115" calcext:value-type="float">
            <text:p>1.00E-115</text:p>
          </table:table-cell>
          <table:table-cell table:style-name="ce4" office:value-type="float" office:value="3E-139" calcext:value-type="float">
            <text:p>3.00E-1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92" calcext:value-type="float">
            <text:p>1.00E-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73" calcext:value-type="float">
            <text:p>7.00E-073</text:p>
          </table:table-cell>
          <table:table-cell table:style-name="ce4" office:value-type="float" office:value="1E-062" calcext:value-type="float">
            <text:p>1.00E-062</text:p>
          </table:table-cell>
          <table:table-cell table:style-name="ce4" office:value-type="float" office:value="6E-116" calcext:value-type="float">
            <text:p>6.00E-116</text:p>
          </table:table-cell>
          <table:table-cell table:style-name="ce4" office:value-type="float" office:value="6E-061" calcext:value-type="float">
            <text:p>6.00E-061</text:p>
          </table:table-cell>
          <table:table-cell table:style-name="ce4" office:value-type="float" office:value="5E-061" calcext:value-type="float">
            <text:p>5.00E-061</text:p>
          </table:table-cell>
          <table:table-cell table:style-name="ce4" office:value-type="float" office:value="3E-049" calcext:value-type="float">
            <text:p>3.00E-049</text:p>
          </table:table-cell>
        </table:table-row>
        <table:table-row table:style-name="ro1">
          <table:table-cell table:style-name="ce2" office:value-type="string" calcext:value-type="string">
            <text:p>Ustilago_maydis</text:p>
          </table:table-cell>
          <table:table-cell table:style-name="ce4" office:value-type="float" office:value="3E-048" calcext:value-type="float">
            <text:p>3.00E-048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81" calcext:value-type="float">
            <text:p>2.00E-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94" calcext:value-type="float">
            <text:p>4.00E-094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100" calcext:value-type="float">
            <text:p>5.00E-100</text:p>
          </table:table-cell>
          <table:table-cell table:style-name="ce4" office:value-type="float" office:value="1E-148" calcext:value-type="float">
            <text:p>1.00E-148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56" calcext:value-type="float">
            <text:p>2.00E-056</text:p>
          </table:table-cell>
          <table:table-cell table:style-name="ce4" office:value-type="float" office:value="5E-060" calcext:value-type="float">
            <text:p>5.00E-06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151" calcext:value-type="float">
            <text:p>5.00E-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94" calcext:value-type="float">
            <text:p>3.00E-094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41" calcext:value-type="float">
            <text:p>7.00E-04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068" calcext:value-type="float">
            <text:p>7.00E-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E-065" calcext:value-type="float">
            <text:p>5.00E-065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70" calcext:value-type="float">
            <text:p>2.00E-070</text:p>
          </table:table-cell>
          <table:table-cell table:style-name="ce4" office:value-type="float" office:value="2E-048" calcext:value-type="float">
            <text:p>2.00E-048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4" calcext:value-type="float">
            <text:p>3.00E-044</text:p>
          </table:table-cell>
        </table:table-row>
        <table:table-row table:style-name="ro1">
          <table:table-cell table:style-name="ce2" office:value-type="string" calcext:value-type="string">
            <text:p>Verticillium_dahliae</text:p>
          </table:table-cell>
          <table:table-cell table:style-name="ce4" office:value-type="float" office:value="5E-071" calcext:value-type="float">
            <text:p>5.00E-07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174" calcext:value-type="float">
            <text:p>7.00E-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E-057" calcext:value-type="float">
            <text:p>6.00E-0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132" calcext:value-type="float">
            <text:p>2.00E-1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E-071" calcext:value-type="float">
            <text:p>7.00E-071</text:p>
          </table:table-cell>
          <table:table-cell table:style-name="ce4" office:value-type="float" office:value="1E-079" calcext:value-type="float">
            <text:p>1.00E-079</text:p>
          </table:table-cell>
          <table:table-cell table:style-name="ce4" office:value-type="float" office:value="8E-077" calcext:value-type="float">
            <text:p>8.00E-077</text:p>
          </table:table-cell>
          <table:table-cell table:style-name="ce4" office:value-type="float" office:value="9E-145" calcext:value-type="float">
            <text:p>9.00E-14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4E-117" calcext:value-type="float">
            <text:p>4.00E-117</text:p>
          </table:table-cell>
          <table:table-cell table:style-name="ce4" office:value-type="float" office:value="1E-049" calcext:value-type="float">
            <text:p>1.00E-04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46" calcext:value-type="float">
            <text:p>7.00E-04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70" calcext:value-type="float">
            <text:p>3.00E-070</text:p>
          </table:table-cell>
          <table:table-cell table:style-name="ce4" office:value-type="float" office:value="1E-050" calcext:value-type="float">
            <text:p>1.00E-05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86" calcext:value-type="float">
            <text:p>3.00E-086</text:p>
          </table:table-cell>
          <table:table-cell table:style-name="ce4" office:value-type="float" office:value="4E-175" calcext:value-type="float">
            <text:p>4.00E-17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E-046" calcext:value-type="float">
            <text:p>3.00E-046</text:p>
          </table:table-cell>
          <table:table-cell table:style-name="ce4" office:value-type="float" office:value="8E-060" calcext:value-type="float">
            <text:p>8.00E-060</text:p>
          </table:table-cell>
          <table:table-cell table:style-name="ce4" office:value-type="float" office:value="2E-107" calcext:value-type="float">
            <text:p>2.00E-107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62" calcext:value-type="float">
            <text:p>2.00E-062</text:p>
          </table:table-cell>
          <table:table-cell table:style-name="ce4" office:value-type="float" office:value="7E-047" calcext:value-type="float">
            <text:p>7.00E-047</text:p>
          </table:table-cell>
        </table:table-row>
        <table:table-row table:style-name="ro1">
          <table:table-cell table:style-name="ce2" office:value-type="string" calcext:value-type="string">
            <text:p>Yarrowia_lipolytica</text:p>
          </table:table-cell>
          <table:table-cell table:style-name="ce4" office:value-type="float" office:value="1E-054" calcext:value-type="float">
            <text:p>1.00E-054</text:p>
          </table:table-cell>
          <table:table-cell table:style-name="ce4" office:value-type="float" office:value="1E-119" calcext:value-type="float">
            <text:p>1.00E-119</text:p>
          </table:table-cell>
          <table:table-cell table:style-name="ce4" office:value-type="float" office:value="9E-087" calcext:value-type="float">
            <text:p>9.00E-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105" calcext:value-type="float">
            <text:p>6.00E-105</text:p>
          </table:table-cell>
          <table:table-cell table:style-name="ce4" office:value-type="float" office:value="1E-068" calcext:value-type="float">
            <text:p>1.00E-068</text:p>
          </table:table-cell>
          <table:table-cell table:style-name="ce4" office:value-type="float" office:value="3E-106" calcext:value-type="float">
            <text:p>3.00E-106</text:p>
          </table:table-cell>
          <table:table-cell table:style-name="ce4" office:value-type="float" office:value="2E-162" calcext:value-type="float">
            <text:p>2.00E-162</text:p>
          </table:table-cell>
          <table:table-cell table:style-name="ce4" office:value-type="float" office:value="5E-071" calcext:value-type="float">
            <text:p>5.00E-071</text:p>
          </table:table-cell>
          <table:table-cell table:style-name="ce4" office:value-type="float" office:value="1E-073" calcext:value-type="float">
            <text:p>1.00E-073</text:p>
          </table:table-cell>
          <table:table-cell table:style-name="ce4" office:value-type="float" office:value="4E-045" calcext:value-type="float">
            <text:p>4.00E-045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53" calcext:value-type="float">
            <text:p>6.00E-053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50" calcext:value-type="float">
            <text:p>4.00E-050</text:p>
          </table:table-cell>
          <table:table-cell table:style-name="ce4" office:value-type="float" office:value="5E-091" calcext:value-type="float">
            <text:p>5.00E-091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4E-123" calcext:value-type="float">
            <text:p>4.00E-123</text:p>
          </table:table-cell>
          <table:table-cell table:style-name="ce4" office:value-type="float" office:value="4E-140" calcext:value-type="float">
            <text:p>4.00E-1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90" calcext:value-type="float">
            <text:p>9.00E-0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E-057" calcext:value-type="float">
            <text:p>7.00E-05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81" calcext:value-type="float">
            <text:p>1.00E-081</text:p>
          </table:table-cell>
          <table:table-cell table:style-name="ce4" office:value-type="float" office:value="6E-083" calcext:value-type="float">
            <text:p>6.00E-083</text:p>
          </table:table-cell>
          <table:table-cell table:style-name="ce4" office:value-type="float" office:value="2E-106" calcext:value-type="float">
            <text:p>2.00E-106</text:p>
          </table:table-cell>
          <table:table-cell table:style-name="ce4" office:value-type="float" office:value="6E-062" calcext:value-type="float">
            <text:p>6.00E-062</text:p>
          </table:table-cell>
          <table:table-cell table:style-name="ce4" office:value-type="float" office:value="9E-056" calcext:value-type="float">
            <text:p>9.00E-056</text:p>
          </table:table-cell>
          <table:table-cell table:style-name="ce4" office:value-type="float" office:value="1E-068" calcext:value-type="float">
            <text:p>1.00E-068</text:p>
          </table:table-cell>
        </table:table-row>
        <table:table-row table:style-name="ro1">
          <table:table-cell table:style-name="ce2" office:value-type="string" calcext:value-type="string">
            <text:p>Zymoseptoria_tritic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31" calcext:value-type="float">
            <text:p>1.00E-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130" calcext:value-type="float">
            <text:p>1.00E-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E-150" calcext:value-type="float">
            <text:p>4.00E-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E-088" calcext:value-type="float">
            <text:p>1.00E-088</text:p>
          </table:table-cell>
          <table:table-cell table:style-name="ce4" office:value-type="float" office:value="6E-065" calcext:value-type="float">
            <text:p>6.00E-065</text:p>
          </table:table-cell>
          <table:table-cell table:style-name="ce4" office:value-type="float" office:value="5E-088" calcext:value-type="float">
            <text:p>5.00E-088</text:p>
          </table:table-cell>
          <table:table-cell table:style-name="ce4" office:value-type="float" office:value="9E-074" calcext:value-type="float">
            <text:p>9.00E-0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8E-112" calcext:value-type="float">
            <text:p>8.00E-112</text:p>
          </table:table-cell>
          <table:table-cell table:style-name="ce4" office:value-type="float" office:value="4E-070" calcext:value-type="float">
            <text:p>4.00E-070</text:p>
          </table:table-cell>
          <table:table-cell table:style-name="ce4" office:value-type="float" office:value="9E-142" calcext:value-type="float">
            <text:p>9.00E-142</text:p>
          </table:table-cell>
          <table:table-cell table:style-name="ce4" office:value-type="float" office:value="5E-159" calcext:value-type="float">
            <text:p>5.00E-159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88" calcext:value-type="float">
            <text:p>1.00E-088</text:p>
          </table:table-cell>
          <table:table-cell table:style-name="ce4" office:value-type="float" office:value="6E-140" calcext:value-type="float">
            <text:p>6.00E-1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63" calcext:value-type="float">
            <text:p>5.00E-063</text:p>
          </table:table-cell>
          <table:table-cell table:style-name="ce4" office:value-type="float" office:value="9E-140" calcext:value-type="float">
            <text:p>9.00E-14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E-049" calcext:value-type="float">
            <text:p>2.00E-049</text:p>
          </table:table-cell>
          <table:table-cell table:style-name="ce4" office:value-type="float" office:value="4E-058" calcext:value-type="float">
            <text:p>4.00E-058</text:p>
          </table:table-cell>
          <table:table-cell table:style-name="ce4" office:value-type="float" office:value="4E-095" calcext:value-type="float">
            <text:p>4.00E-095</text:p>
          </table:table-cell>
          <table:table-cell table:style-name="ce4" office:value-type="float" office:value="5E-055" calcext:value-type="float">
            <text:p>5.00E-055</text:p>
          </table:table-cell>
          <table:table-cell table:style-name="ce4" office:value-type="float" office:value="1E-043" calcext:value-type="float">
            <text:p>1.00E-043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3:04:02.316951225</dc:date>
    <meta:document-statistic meta:table-count="1" meta:cell-count="1521" meta:object-count="0"/>
    <meta:generator>LibreOffice/4.2.4.2$Linux_X86_64 LibreOffice_project/420m0$Build-2</meta:generator>
  </office:meta>
</office:document-meta>
</file>